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AND            ([.L3]&gt;0);1;0)+IF((SUM([.K4:.K4])=0)            AND            ([.L4]&gt;0);1;0)+IF((SUM([.K5:.K5])=0)            AND            ([.L5]&gt;0);1;0)+IF((SUM([.K6:.K6])=0)            AND            ([.L6]&gt;0);1;0)+IF((SUM([.K7:.K7])=0)            AND            ([.L7]&gt;0);1;0)+IF((SUM([.K8:.K8])=0)            AND            ([.L8]&gt;0);1;0)+IF((SUM([.K9:.K9])=0)            AND            ([.L9]&gt;0);1;0)+IF((SUM([.K10:.K10])=0)            AND            ([.L10]&gt;0);1;0)+IF((SUM([.K11:.K11])=0)            AND            ([.L11]&gt;0);1;0)+IF((SUM([.K12:.K12])=0)            AND            ([.L12]&gt;0);1;0)+IF((SUM([.K13:.K13])=0)            AND            ([.L13]&gt;0);1;0)+IF((SUM([.K14:.K14])=0)            AND            ([.L14]&gt;0);1;0)" office:value-type="float" office:value="1">
            <text:p>1</text:p>
          </table:table-cell>
          <table:table-cell table:formula="oooc:=IF((SUM([.K3:.L3])=0)            AND            ([.M3]&gt;0);1;0)+IF((SUM([.K4:.L4])=0)            AND            ([.M4]&gt;0);1;0)+IF((SUM([.K5:.L5])=0)            AND            ([.M5]&gt;0);1;0)+IF((SUM([.K6:.L6])=0)            AND            ([.M6]&gt;0);1;0)+IF((SUM([.K7:.L7])=0)            AND            ([.M7]&gt;0);1;0)+IF((SUM([.K8:.L8])=0)            AND            ([.M8]&gt;0);1;0)+IF((SUM([.K9:.L9])=0)            AND            ([.M9]&gt;0);1;0)+IF((SUM([.K10:.L10])=0)            AND            ([.M10]&gt;0);1;0)+IF((SUM([.K11:.L11])=0)            AND            ([.M11]&gt;0);1;0)+IF((SUM([.K12:.L12])=0)            AND            ([.M12]&gt;0);1;0)+IF((SUM([.K13:.L13])=0)            AND            ([.M13]&gt;0);1;0)+IF((SUM([.K14:.L14])=0)            AND            ([.M14]&gt;0);1;0)" office:value-type="float" office:value="2">
            <text:p>2</text:p>
          </table:table-cell>
          <table:table-cell table:formula="oooc:=IF((SUM([.K3:.M3])=0)            AND            ([.N3]&gt;0);1;0)+IF((SUM([.K4:.M4])=0)            AND            ([.N4]&gt;0);1;0)+IF((SUM([.K5:.M5])=0)            AND            ([.N5]&gt;0);1;0)+IF((SUM([.K6:.M6])=0)            AND            ([.N6]&gt;0);1;0)+IF((SUM([.K7:.M7])=0)            AND            ([.N7]&gt;0);1;0)+IF((SUM([.K8:.M8])=0)            AND            ([.N8]&gt;0);1;0)+IF((SUM([.K9:.M9])=0)            AND            ([.N9]&gt;0);1;0)+IF((SUM([.K10:.M10])=0)            AND            ([.N10]&gt;0);1;0)+IF((SUM([.K11:.M11])=0)            AND            ([.N11]&gt;0);1;0)+IF((SUM([.K12:.M12])=0)            AND            ([.N12]&gt;0);1;0)+IF((SUM([.K13:.M13])=0)            AND            ([.N13]&gt;0);1;0)+IF((SUM([.K14:.M14])=0)            AND            ([.N14]&gt;0);1;0)" office:value-type="float" office:value="2">
            <text:p>2</text:p>
          </table:table-cell>
          <table:table-cell table:formula="oooc:=IF((SUM([.K3:.N3])=0)            AND            ([.O3]&gt;0);1;0)+IF((SUM([.K4:.N4])=0)            AND            ([.O4]&gt;0);1;0)+IF((SUM([.K5:.N5])=0)            AND            ([.O5]&gt;0);1;0)+IF((SUM([.K6:.N6])=0)            AND            ([.O6]&gt;0);1;0)+IF((SUM([.K7:.N7])=0)            AND            ([.O7]&gt;0);1;0)+IF((SUM([.K8:.N8])=0)            AND            ([.O8]&gt;0);1;0)+IF((SUM([.K9:.N9])=0)            AND            ([.O9]&gt;0);1;0)+IF((SUM([.K10:.N10])=0)            AND            ([.O10]&gt;0);1;0)+IF((SUM([.K11:.N11])=0)            AND            ([.O11]&gt;0);1;0)+IF((SUM([.K12:.N12])=0)            AND            ([.O12]&gt;0);1;0)+IF((SUM([.K13:.N13])=0)            AND            ([.O13]&gt;0);1;0)+IF((SUM([.K14:.N14])=0)            AND            ([.O14]&gt;0);1;0)" office:value-type="float" office:value="2">
            <text:p>2</text:p>
          </table:table-cell>
          <table:table-cell table:formula="oooc:=IF((SUM([.K3:.O3])=0)            AND            ([.P3]&gt;0);1;0)+IF((SUM([.K4:.O4])=0)            AND            ([.P4]&gt;0);1;0)+IF((SUM([.K5:.O5])=0)            AND            ([.P5]&gt;0);1;0)+IF((SUM([.K6:.O6])=0)            AND            ([.P6]&gt;0);1;0)+IF((SUM([.K7:.O7])=0)            AND            ([.P7]&gt;0);1;0)+IF((SUM([.K8:.O8])=0)            AND            ([.P8]&gt;0);1;0)+IF((SUM([.K9:.O9])=0)            AND            ([.P9]&gt;0);1;0)+IF((SUM([.K10:.O10])=0)            AND            ([.P10]&gt;0);1;0)+IF((SUM([.K11:.O11])=0)            AND            ([.P11]&gt;0);1;0)+IF((SUM([.K12:.O12])=0)            AND            ([.P12]&gt;0);1;0)+IF((SUM([.K13:.O13])=0)            AND            ([.P13]&gt;0);1;0)+IF((SUM([.K14:.O14])=0)            AND            ([.P14]&gt;0);1;0)" office:value-type="float" office:value="1">
            <text:p>1</text:p>
          </table:table-cell>
          <table:table-cell table:formula="oooc:=IF((SUM([.K3:.P3])=0)            AND            ([.Q3]&gt;0);1;0)+IF((SUM([.K4:.P4])=0)            AND            ([.Q4]&gt;0);1;0)+IF((SUM([.K5:.P5])=0)            AND            ([.Q5]&gt;0);1;0)+IF((SUM([.K6:.P6])=0)            AND            ([.Q6]&gt;0);1;0)+IF((SUM([.K7:.P7])=0)            AND            ([.Q7]&gt;0);1;0)+IF((SUM([.K8:.P8])=0)            AND            ([.Q8]&gt;0);1;0)+IF((SUM([.K9:.P9])=0)            AND            ([.Q9]&gt;0);1;0)+IF((SUM([.K10:.P10])=0)            AND            ([.Q10]&gt;0);1;0)+IF((SUM([.K11:.P11])=0)            AND            ([.Q11]&gt;0);1;0)+IF((SUM([.K12:.P12])=0)            AND            ([.Q12]&gt;0);1;0)+IF((SUM([.K13:.P13])=0)            AND            ([.Q13]&gt;0);1;0)+IF((SUM([.K14:.P14])=0)            AND            ([.Q14]&gt;0);1;0)" office:value-type="float" office:value="2">
            <text:p>2</text:p>
          </table:table-cell>
          <table:table-cell table:formula="oooc:=IF((SUM([.K3:.Q3])=0)            AND            ([.R3]&gt;0);1;0)+IF((SUM([.K4:.Q4])=0)            AND            ([.R4]&gt;0);1;0)+IF((SUM([.K5:.Q5])=0)            AND            ([.R5]&gt;0);1;0)+IF((SUM([.K6:.Q6])=0)            AND            ([.R6]&gt;0);1;0)+IF((SUM([.K7:.Q7])=0)            AND            ([.R7]&gt;0);1;0)+IF((SUM([.K8:.Q8])=0)            AND            ([.R8]&gt;0);1;0)+IF((SUM([.K9:.Q9])=0)            AND            ([.R9]&gt;0);1;0)+IF((SUM([.K10:.Q10])=0)            AND            ([.R10]&gt;0);1;0)+IF((SUM([.K11:.Q11])=0)            AND            ([.R11]&gt;0);1;0)+IF((SUM([.K12:.Q12])=0)            AND            ([.R12]&gt;0);1;0)+IF((SUM([.K13:.Q13])=0)            AND            ([.R13]&gt;0);1;0)+IF((SUM([.K14:.Q14])=0)            AND            ([.R14]&gt;0);1;0)" office:value-type="float" office:value="1">
            <text:p>1</text:p>
          </table:table-cell>
          <table:table-cell table:formula="oooc:=IF((SUM([.K3:.R3])=0)            AND            ([.S3]&gt;0);1;0)+IF((SUM([.K4:.R4])=0)            AND            ([.S4]&gt;0);1;0)+IF((SUM([.K5:.R5])=0)            AND            ([.S5]&gt;0);1;0)+IF((SUM([.K6:.R6])=0)            AND            ([.S6]&gt;0);1;0)+IF((SUM([.K7:.R7])=0)            AND            ([.S7]&gt;0);1;0)+IF((SUM([.K8:.R8])=0)            AND            ([.S8]&gt;0);1;0)+IF((SUM([.K9:.R9])=0)            AND            ([.S9]&gt;0);1;0)+IF((SUM([.K10:.R10])=0)            AND            ([.S10]&gt;0);1;0)+IF((SUM([.K11:.R11])=0)            AND            ([.S11]&gt;0);1;0)+IF((SUM([.K12:.R12])=0)            AND            ([.S12]&gt;0);1;0)+IF((SUM([.K13:.R13])=0)            AND            ([.S13]&gt;0);1;0)+IF((SUM([.K14:.R14])=0)            AND            ([.S14]&gt;0);1;0)" office:value-type="float" office:value="0">
            <text:p>0</text:p>
          </table:table-cell>
          <table:table-cell table:formula="oooc:=IF((SUM([.K3:.S3])=0)            AND            ([.T3]&gt;0);1;0)+IF((SUM([.K4:.S4])=0)            AND            ([.T4]&gt;0);1;0)+IF((SUM([.K5:.S5])=0)            AND            ([.T5]&gt;0);1;0)+IF((SUM([.K6:.S6])=0)            AND            ([.T6]&gt;0);1;0)+IF((SUM([.K7:.S7])=0)            AND            ([.T7]&gt;0);1;0)+IF((SUM([.K8:.S8])=0)            AND            ([.T8]&gt;0);1;0)+IF((SUM([.K9:.S9])=0)            AND            ([.T9]&gt;0);1;0)+IF((SUM([.K10:.S10])=0)            AND            ([.T10]&gt;0);1;0)+IF((SUM([.K11:.S11])=0)            AND            ([.T11]&gt;0);1;0)+IF((SUM([.K12:.S12])=0)            AND            ([.T12]&gt;0);1;0)+IF((SUM([.K13:.S13])=0)            AND            ([.T13]&gt;0);1;0)+IF((SUM([.K14:.S14])=0)            AND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AND          ([.L3]&gt;0);&quot;'&quot;&amp;[.J3]&amp;&quot;', &quot;;&quot;&quot;)&amp;IF((SUM([.K4:.K4])=0)          AND          ([.L4]&gt;0);&quot;'&quot;&amp;[.J4]&amp;&quot;', &quot;;&quot;&quot;)&amp;IF((SUM([.K5:.K5])=0)          AND          ([.L5]&gt;0);&quot;'&quot;&amp;[.J5]&amp;&quot;', &quot;;&quot;&quot;)&amp;IF((SUM([.K6:.K6])=0)          AND          ([.L6]&gt;0);&quot;'&quot;&amp;[.J6]&amp;&quot;', &quot;;&quot;&quot;)&amp;IF((SUM([.K7:.K7])=0)          AND          ([.L7]&gt;0);&quot;'&quot;&amp;[.J7]&amp;&quot;', &quot;;&quot;&quot;)&amp;IF((SUM([.K8:.K8])=0)          AND          ([.L8]&gt;0);&quot;'&quot;&amp;[.J8]&amp;&quot;', &quot;;&quot;&quot;)&amp;IF((SUM([.K9:.K9])=0)          AND          ([.L9]&gt;0);&quot;'&quot;&amp;[.J9]&amp;&quot;', &quot;;&quot;&quot;)&amp;IF((SUM([.K10:.K10])=0)          AND          ([.L10]&gt;0);&quot;'&quot;&amp;[.J10]&amp;&quot;', &quot;;&quot;&quot;)&amp;IF((SUM([.K11:.K11])=0)          AND          ([.L11]&gt;0);&quot;'&quot;&amp;[.J11]&amp;&quot;', &quot;;&quot;&quot;)&amp;IF((SUM([.K12:.K12])=0)          AND          ([.L12]&gt;0);&quot;'&quot;&amp;[.J12]&amp;&quot;', &quot;;&quot;&quot;)&amp;IF((SUM([.K13:.K13])=0)          AND          ([.L13]&gt;0);&quot;'&quot;&amp;[.J13]&amp;&quot;', &quot;;&quot;&quot;)&amp;IF((SUM([.K14:.K14])=0)          AND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AND          ([.M3]&gt;0);&quot;'&quot;&amp;[.J3]&amp;&quot;', &quot;;&quot;&quot;)&amp;IF((SUM([.K4:.L4])=0)          AND          ([.M4]&gt;0);&quot;'&quot;&amp;[.J4]&amp;&quot;', &quot;;&quot;&quot;)&amp;IF((SUM([.K5:.L5])=0)          AND          ([.M5]&gt;0);&quot;'&quot;&amp;[.J5]&amp;&quot;', &quot;;&quot;&quot;)&amp;IF((SUM([.K6:.L6])=0)          AND          ([.M6]&gt;0);&quot;'&quot;&amp;[.J6]&amp;&quot;', &quot;;&quot;&quot;)&amp;IF((SUM([.K7:.L7])=0)          AND          ([.M7]&gt;0);&quot;'&quot;&amp;[.J7]&amp;&quot;', &quot;;&quot;&quot;)&amp;IF((SUM([.K8:.L8])=0)          AND          ([.M8]&gt;0);&quot;'&quot;&amp;[.J8]&amp;&quot;', &quot;;&quot;&quot;)&amp;IF((SUM([.K9:.L9])=0)          AND          ([.M9]&gt;0);&quot;'&quot;&amp;[.J9]&amp;&quot;', &quot;;&quot;&quot;)&amp;IF((SUM([.K10:.L10])=0)          AND          ([.M10]&gt;0);&quot;'&quot;&amp;[.J10]&amp;&quot;', &quot;;&quot;&quot;)&amp;IF((SUM([.K11:.L11])=0)          AND          ([.M11]&gt;0);&quot;'&quot;&amp;[.J11]&amp;&quot;', &quot;;&quot;&quot;)&amp;IF((SUM([.K12:.L12])=0)          AND          ([.M12]&gt;0);&quot;'&quot;&amp;[.J12]&amp;&quot;', &quot;;&quot;&quot;)&amp;IF((SUM([.K13:.L13])=0)          AND          ([.M13]&gt;0);&quot;'&quot;&amp;[.J13]&amp;&quot;', &quot;;&quot;&quot;)&amp;IF((SUM([.K14:.L14])=0)          AND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AND          ([.N3]&gt;0);&quot;'&quot;&amp;[.J3]&amp;&quot;', &quot;;&quot;&quot;)&amp;IF((SUM([.K4:.M4])=0)          AND          ([.N4]&gt;0);&quot;'&quot;&amp;[.J4]&amp;&quot;', &quot;;&quot;&quot;)&amp;IF((SUM([.K5:.M5])=0)          AND          ([.N5]&gt;0);&quot;'&quot;&amp;[.J5]&amp;&quot;', &quot;;&quot;&quot;)&amp;IF((SUM([.K6:.M6])=0)          AND          ([.N6]&gt;0);&quot;'&quot;&amp;[.J6]&amp;&quot;', &quot;;&quot;&quot;)&amp;IF((SUM([.K7:.M7])=0)          AND          ([.N7]&gt;0);&quot;'&quot;&amp;[.J7]&amp;&quot;', &quot;;&quot;&quot;)&amp;IF((SUM([.K8:.M8])=0)          AND          ([.N8]&gt;0);&quot;'&quot;&amp;[.J8]&amp;&quot;', &quot;;&quot;&quot;)&amp;IF((SUM([.K9:.M9])=0)          AND          ([.N9]&gt;0);&quot;'&quot;&amp;[.J9]&amp;&quot;', &quot;;&quot;&quot;)&amp;IF((SUM([.K10:.M10])=0)          AND          ([.N10]&gt;0);&quot;'&quot;&amp;[.J10]&amp;&quot;', &quot;;&quot;&quot;)&amp;IF((SUM([.K11:.M11])=0)          AND          ([.N11]&gt;0);&quot;'&quot;&amp;[.J11]&amp;&quot;', &quot;;&quot;&quot;)&amp;IF((SUM([.K12:.M12])=0)          AND          ([.N12]&gt;0);&quot;'&quot;&amp;[.J12]&amp;&quot;', &quot;;&quot;&quot;)&amp;IF((SUM([.K13:.M13])=0)          AND          ([.N13]&gt;0);&quot;'&quot;&amp;[.J13]&amp;&quot;', &quot;;&quot;&quot;)&amp;IF((SUM([.K14:.M14])=0)          AND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AND          ([.O3]&gt;0);&quot;'&quot;&amp;[.J3]&amp;&quot;', &quot;;&quot;&quot;)&amp;IF((SUM([.K4:.N4])=0)          AND          ([.O4]&gt;0);&quot;'&quot;&amp;[.J4]&amp;&quot;', &quot;;&quot;&quot;)&amp;IF((SUM([.K5:.N5])=0)          AND          ([.O5]&gt;0);&quot;'&quot;&amp;[.J5]&amp;&quot;', &quot;;&quot;&quot;)&amp;IF((SUM([.K6:.N6])=0)          AND          ([.O6]&gt;0);&quot;'&quot;&amp;[.J6]&amp;&quot;', &quot;;&quot;&quot;)&amp;IF((SUM([.K7:.N7])=0)          AND          ([.O7]&gt;0);&quot;'&quot;&amp;[.J7]&amp;&quot;', &quot;;&quot;&quot;)&amp;IF((SUM([.K8:.N8])=0)          AND          ([.O8]&gt;0);&quot;'&quot;&amp;[.J8]&amp;&quot;', &quot;;&quot;&quot;)&amp;IF((SUM([.K9:.N9])=0)          AND          ([.O9]&gt;0);&quot;'&quot;&amp;[.J9]&amp;&quot;', &quot;;&quot;&quot;)&amp;IF((SUM([.K10:.N10])=0)          AND          ([.O10]&gt;0);&quot;'&quot;&amp;[.J10]&amp;&quot;', &quot;;&quot;&quot;)&amp;IF((SUM([.K11:.N11])=0)          AND          ([.O11]&gt;0);&quot;'&quot;&amp;[.J11]&amp;&quot;', &quot;;&quot;&quot;)&amp;IF((SUM([.K12:.N12])=0)          AND          ([.O12]&gt;0);&quot;'&quot;&amp;[.J12]&amp;&quot;', &quot;;&quot;&quot;)&amp;IF((SUM([.K13:.N13])=0)          AND          ([.O13]&gt;0);&quot;'&quot;&amp;[.J13]&amp;&quot;', &quot;;&quot;&quot;)&amp;IF((SUM([.K14:.N14])=0)          AND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AND          ([.P3]&gt;0);&quot;'&quot;&amp;[.J3]&amp;&quot;', &quot;;&quot;&quot;)&amp;IF((SUM([.K4:.O4])=0)          AND          ([.P4]&gt;0);&quot;'&quot;&amp;[.J4]&amp;&quot;', &quot;;&quot;&quot;)&amp;IF((SUM([.K5:.O5])=0)          AND          ([.P5]&gt;0);&quot;'&quot;&amp;[.J5]&amp;&quot;', &quot;;&quot;&quot;)&amp;IF((SUM([.K6:.O6])=0)          AND          ([.P6]&gt;0);&quot;'&quot;&amp;[.J6]&amp;&quot;', &quot;;&quot;&quot;)&amp;IF((SUM([.K7:.O7])=0)          AND          ([.P7]&gt;0);&quot;'&quot;&amp;[.J7]&amp;&quot;', &quot;;&quot;&quot;)&amp;IF((SUM([.K8:.O8])=0)          AND          ([.P8]&gt;0);&quot;'&quot;&amp;[.J8]&amp;&quot;', &quot;;&quot;&quot;)&amp;IF((SUM([.K9:.O9])=0)          AND          ([.P9]&gt;0);&quot;'&quot;&amp;[.J9]&amp;&quot;', &quot;;&quot;&quot;)&amp;IF((SUM([.K10:.O10])=0)          AND          ([.P10]&gt;0);&quot;'&quot;&amp;[.J10]&amp;&quot;', &quot;;&quot;&quot;)&amp;IF((SUM([.K11:.O11])=0)          AND          ([.P11]&gt;0);&quot;'&quot;&amp;[.J11]&amp;&quot;', &quot;;&quot;&quot;)&amp;IF((SUM([.K12:.O12])=0)          AND          ([.P12]&gt;0);&quot;'&quot;&amp;[.J12]&amp;&quot;', &quot;;&quot;&quot;)&amp;IF((SUM([.K13:.O13])=0)          AND          ([.P13]&gt;0);&quot;'&quot;&amp;[.J13]&amp;&quot;', &quot;;&quot;&quot;)&amp;IF((SUM([.K14:.O14])=0)          AND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AND          ([.Q3]&gt;0);&quot;'&quot;&amp;[.J3]&amp;&quot;', &quot;;&quot;&quot;)&amp;IF((SUM([.K4:.P4])=0)          AND          ([.Q4]&gt;0);&quot;'&quot;&amp;[.J4]&amp;&quot;', &quot;;&quot;&quot;)&amp;IF((SUM([.K5:.P5])=0)          AND          ([.Q5]&gt;0);&quot;'&quot;&amp;[.J5]&amp;&quot;', &quot;;&quot;&quot;)&amp;IF((SUM([.K6:.P6])=0)          AND          ([.Q6]&gt;0);&quot;'&quot;&amp;[.J6]&amp;&quot;', &quot;;&quot;&quot;)&amp;IF((SUM([.K7:.P7])=0)          AND          ([.Q7]&gt;0);&quot;'&quot;&amp;[.J7]&amp;&quot;', &quot;;&quot;&quot;)&amp;IF((SUM([.K8:.P8])=0)          AND          ([.Q8]&gt;0);&quot;'&quot;&amp;[.J8]&amp;&quot;', &quot;;&quot;&quot;)&amp;IF((SUM([.K9:.P9])=0)          AND          ([.Q9]&gt;0);&quot;'&quot;&amp;[.J9]&amp;&quot;', &quot;;&quot;&quot;)&amp;IF((SUM([.K10:.P10])=0)          AND          ([.Q10]&gt;0);&quot;'&quot;&amp;[.J10]&amp;&quot;', &quot;;&quot;&quot;)&amp;IF((SUM([.K11:.P11])=0)          AND          ([.Q11]&gt;0);&quot;'&quot;&amp;[.J11]&amp;&quot;', &quot;;&quot;&quot;)&amp;IF((SUM([.K12:.P12])=0)          AND          ([.Q12]&gt;0);&quot;'&quot;&amp;[.J12]&amp;&quot;', &quot;;&quot;&quot;)&amp;IF((SUM([.K13:.P13])=0)          AND          ([.Q13]&gt;0);&quot;'&quot;&amp;[.J13]&amp;&quot;', &quot;;&quot;&quot;)&amp;IF((SUM([.K14:.P14])=0)          AND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AND          ([.R3]&gt;0);&quot;'&quot;&amp;[.J3]&amp;&quot;', &quot;;&quot;&quot;)&amp;IF((SUM([.K4:.Q4])=0)          AND          ([.R4]&gt;0);&quot;'&quot;&amp;[.J4]&amp;&quot;', &quot;;&quot;&quot;)&amp;IF((SUM([.K5:.Q5])=0)          AND          ([.R5]&gt;0);&quot;'&quot;&amp;[.J5]&amp;&quot;', &quot;;&quot;&quot;)&amp;IF((SUM([.K6:.Q6])=0)          AND          ([.R6]&gt;0);&quot;'&quot;&amp;[.J6]&amp;&quot;', &quot;;&quot;&quot;)&amp;IF((SUM([.K7:.Q7])=0)          AND          ([.R7]&gt;0);&quot;'&quot;&amp;[.J7]&amp;&quot;', &quot;;&quot;&quot;)&amp;IF((SUM([.K8:.Q8])=0)          AND          ([.R8]&gt;0);&quot;'&quot;&amp;[.J8]&amp;&quot;', &quot;;&quot;&quot;)&amp;IF((SUM([.K9:.Q9])=0)          AND          ([.R9]&gt;0);&quot;'&quot;&amp;[.J9]&amp;&quot;', &quot;;&quot;&quot;)&amp;IF((SUM([.K10:.Q10])=0)          AND          ([.R10]&gt;0);&quot;'&quot;&amp;[.J10]&amp;&quot;', &quot;;&quot;&quot;)&amp;IF((SUM([.K11:.Q11])=0)          AND          ([.R11]&gt;0);&quot;'&quot;&amp;[.J11]&amp;&quot;', &quot;;&quot;&quot;)&amp;IF((SUM([.K12:.Q12])=0)          AND          ([.R12]&gt;0);&quot;'&quot;&amp;[.J12]&amp;&quot;', &quot;;&quot;&quot;)&amp;IF((SUM([.K13:.Q13])=0)          AND          ([.R13]&gt;0);&quot;'&quot;&amp;[.J13]&amp;&quot;', &quot;;&quot;&quot;)&amp;IF((SUM([.K14:.Q14])=0)          AND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AND          ([.S3]&gt;0);&quot;'&quot;&amp;[.J3]&amp;&quot;', &quot;;&quot;&quot;)&amp;IF((SUM([.K4:.R4])=0)          AND          ([.S4]&gt;0);&quot;'&quot;&amp;[.J4]&amp;&quot;', &quot;;&quot;&quot;)&amp;IF((SUM([.K5:.R5])=0)          AND          ([.S5]&gt;0);&quot;'&quot;&amp;[.J5]&amp;&quot;', &quot;;&quot;&quot;)&amp;IF((SUM([.K6:.R6])=0)          AND          ([.S6]&gt;0);&quot;'&quot;&amp;[.J6]&amp;&quot;', &quot;;&quot;&quot;)&amp;IF((SUM([.K7:.R7])=0)          AND          ([.S7]&gt;0);&quot;'&quot;&amp;[.J7]&amp;&quot;', &quot;;&quot;&quot;)&amp;IF((SUM([.K8:.R8])=0)          AND          ([.S8]&gt;0);&quot;'&quot;&amp;[.J8]&amp;&quot;', &quot;;&quot;&quot;)&amp;IF((SUM([.K9:.R9])=0)          AND          ([.S9]&gt;0);&quot;'&quot;&amp;[.J9]&amp;&quot;', &quot;;&quot;&quot;)&amp;IF((SUM([.K10:.R10])=0)          AND          ([.S10]&gt;0);&quot;'&quot;&amp;[.J10]&amp;&quot;', &quot;;&quot;&quot;)&amp;IF((SUM([.K11:.R11])=0)          AND          ([.S11]&gt;0);&quot;'&quot;&amp;[.J11]&amp;&quot;', &quot;;&quot;&quot;)&amp;IF((SUM([.K12:.R12])=0)          AND          ([.S12]&gt;0);&quot;'&quot;&amp;[.J12]&amp;&quot;', &quot;;&quot;&quot;)&amp;IF((SUM([.K13:.R13])=0)          AND          ([.S13]&gt;0);&quot;'&quot;&amp;[.J13]&amp;&quot;', &quot;;&quot;&quot;)&amp;IF((SUM([.K14:.R14])=0)          AND          ([.S14]&gt;0);&quot;'&quot;&amp;[.J14]&amp;&quot;', &quot;;&quot;&quot;)">
            <text:p/>
          </table:table-cell>
          <table:table-cell table:style-name="ce81" table:formula="oooc:=IF((SUM([.K3:.S3])=0)          AND          ([.T3]&gt;0);&quot;'&quot;&amp;[.J3]&amp;&quot;', &quot;;&quot;&quot;)&amp;IF((SUM([.K4:.S4])=0)          AND          ([.T4]&gt;0);&quot;'&quot;&amp;[.J4]&amp;&quot;', &quot;;&quot;&quot;)&amp;IF((SUM([.K5:.S5])=0)          AND          ([.T5]&gt;0);&quot;'&quot;&amp;[.J5]&amp;&quot;', &quot;;&quot;&quot;)&amp;IF((SUM([.K6:.S6])=0)          AND          ([.T6]&gt;0);&quot;'&quot;&amp;[.J6]&amp;&quot;', &quot;;&quot;&quot;)&amp;IF((SUM([.K7:.S7])=0)          AND          ([.T7]&gt;0);&quot;'&quot;&amp;[.J7]&amp;&quot;', &quot;;&quot;&quot;)&amp;IF((SUM([.K8:.S8])=0)          AND          ([.T8]&gt;0);&quot;'&quot;&amp;[.J8]&amp;&quot;', &quot;;&quot;&quot;)&amp;IF((SUM([.K9:.S9])=0)          AND          ([.T9]&gt;0);&quot;'&quot;&amp;[.J9]&amp;&quot;', &quot;;&quot;&quot;)&amp;IF((SUM([.K10:.S10])=0)          AND          ([.T10]&gt;0);&quot;'&quot;&amp;[.J10]&amp;&quot;', &quot;;&quot;&quot;)&amp;IF((SUM([.K11:.S11])=0)          AND          ([.T11]&gt;0);&quot;'&quot;&amp;[.J11]&amp;&quot;', &quot;;&quot;&quot;)&amp;IF((SUM([.K12:.S12])=0)          AND          ([.T12]&gt;0);&quot;'&quot;&amp;[.J12]&amp;&quot;', &quot;;&quot;&quot;)&amp;IF((SUM([.K13:.S13])=0)          AND          ([.T13]&gt;0);&quot;'&quot;&amp;[.J13]&amp;&quot;', &quot;;&quot;&quot;)&amp;IF((SUM([.K14:.S14])=0)          AND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AND            ([.L3]&gt;0);1;0)+IF((SUM([.K4:.K4])=0)            AND            ([.L4]&gt;0);1;0)+IF((SUM([.K5:.K5])=0)            AND            ([.L5]&gt;0);1;0)+IF((SUM([.K6:.K6])=0)            AND            ([.L6]&gt;0);1;0)+IF((SUM([.K7:.K7])=0)            AND            ([.L7]&gt;0);1;0)+IF((SUM([.K8:.K8])=0)            AND            ([.L8]&gt;0);1;0)+IF((SUM([.K9:.K9])=0)            AND            ([.L9]&gt;0);1;0)+IF((SUM([.K10:.K10])=0)            AND            ([.L10]&gt;0);1;0)+IF((SUM([.K11:.K11])=0)            AND            ([.L11]&gt;0);1;0)+IF((SUM([.K12:.K12])=0)            AND            ([.L12]&gt;0);1;0)+IF((SUM([.K13:.K13])=0)            AND            ([.L13]&gt;0);1;0)+IF((SUM([.K14:.K14])=0)            AND            ([.L14]&gt;0);1;0)" office:value-type="float" office:value="2">
            <text:p>2</text:p>
          </table:table-cell>
          <table:table-cell table:formula="oooc:=IF((SUM([.K3:.L3])=0)            AND            ([.M3]&gt;0);1;0)+IF((SUM([.K4:.L4])=0)            AND            ([.M4]&gt;0);1;0)+IF((SUM([.K5:.L5])=0)            AND            ([.M5]&gt;0);1;0)+IF((SUM([.K6:.L6])=0)            AND            ([.M6]&gt;0);1;0)+IF((SUM([.K7:.L7])=0)            AND            ([.M7]&gt;0);1;0)+IF((SUM([.K8:.L8])=0)            AND            ([.M8]&gt;0);1;0)+IF((SUM([.K9:.L9])=0)            AND            ([.M9]&gt;0);1;0)+IF((SUM([.K10:.L10])=0)            AND            ([.M10]&gt;0);1;0)+IF((SUM([.K11:.L11])=0)            AND            ([.M11]&gt;0);1;0)+IF((SUM([.K12:.L12])=0)            AND            ([.M12]&gt;0);1;0)+IF((SUM([.K13:.L13])=0)            AND            ([.M13]&gt;0);1;0)+IF((SUM([.K14:.L14])=0)            AND            ([.M14]&gt;0);1;0)" office:value-type="float" office:value="1">
            <text:p>1</text:p>
          </table:table-cell>
          <table:table-cell table:formula="oooc:=IF((SUM([.K3:.M3])=0)            AND            ([.N3]&gt;0);1;0)+IF((SUM([.K4:.M4])=0)            AND            ([.N4]&gt;0);1;0)+IF((SUM([.K5:.M5])=0)            AND            ([.N5]&gt;0);1;0)+IF((SUM([.K6:.M6])=0)            AND            ([.N6]&gt;0);1;0)+IF((SUM([.K7:.M7])=0)            AND            ([.N7]&gt;0);1;0)+IF((SUM([.K8:.M8])=0)            AND            ([.N8]&gt;0);1;0)+IF((SUM([.K9:.M9])=0)            AND            ([.N9]&gt;0);1;0)+IF((SUM([.K10:.M10])=0)            AND            ([.N10]&gt;0);1;0)+IF((SUM([.K11:.M11])=0)            AND            ([.N11]&gt;0);1;0)+IF((SUM([.K12:.M12])=0)            AND            ([.N12]&gt;0);1;0)+IF((SUM([.K13:.M13])=0)            AND            ([.N13]&gt;0);1;0)+IF((SUM([.K14:.M14])=0)            AND            ([.N14]&gt;0);1;0)" office:value-type="float" office:value="2">
            <text:p>2</text:p>
          </table:table-cell>
          <table:table-cell table:formula="oooc:=IF((SUM([.K3:.N3])=0)            AND            ([.O3]&gt;0);1;0)+IF((SUM([.K4:.N4])=0)            AND            ([.O4]&gt;0);1;0)+IF((SUM([.K5:.N5])=0)            AND            ([.O5]&gt;0);1;0)+IF((SUM([.K6:.N6])=0)            AND            ([.O6]&gt;0);1;0)+IF((SUM([.K7:.N7])=0)            AND            ([.O7]&gt;0);1;0)+IF((SUM([.K8:.N8])=0)            AND            ([.O8]&gt;0);1;0)+IF((SUM([.K9:.N9])=0)            AND            ([.O9]&gt;0);1;0)+IF((SUM([.K10:.N10])=0)            AND            ([.O10]&gt;0);1;0)+IF((SUM([.K11:.N11])=0)            AND            ([.O11]&gt;0);1;0)+IF((SUM([.K12:.N12])=0)            AND            ([.O12]&gt;0);1;0)+IF((SUM([.K13:.N13])=0)            AND            ([.O13]&gt;0);1;0)+IF((SUM([.K14:.N14])=0)            AND            ([.O14]&gt;0);1;0)" office:value-type="float" office:value="1">
            <text:p>1</text:p>
          </table:table-cell>
          <table:table-cell table:formula="oooc:=IF((SUM([.K3:.O3])=0)            AND            ([.P3]&gt;0);1;0)+IF((SUM([.K4:.O4])=0)            AND            ([.P4]&gt;0);1;0)+IF((SUM([.K5:.O5])=0)            AND            ([.P5]&gt;0);1;0)+IF((SUM([.K6:.O6])=0)            AND            ([.P6]&gt;0);1;0)+IF((SUM([.K7:.O7])=0)            AND            ([.P7]&gt;0);1;0)+IF((SUM([.K8:.O8])=0)            AND            ([.P8]&gt;0);1;0)+IF((SUM([.K9:.O9])=0)            AND            ([.P9]&gt;0);1;0)+IF((SUM([.K10:.O10])=0)            AND            ([.P10]&gt;0);1;0)+IF((SUM([.K11:.O11])=0)            AND            ([.P11]&gt;0);1;0)+IF((SUM([.K12:.O12])=0)            AND            ([.P12]&gt;0);1;0)+IF((SUM([.K13:.O13])=0)            AND            ([.P13]&gt;0);1;0)+IF((SUM([.K14:.O14])=0)            AND            ([.P14]&gt;0);1;0)" office:value-type="float" office:value="1">
            <text:p>1</text:p>
          </table:table-cell>
          <table:table-cell table:formula="oooc:=IF((SUM([.K3:.P3])=0)            AND            ([.Q3]&gt;0);1;0)+IF((SUM([.K4:.P4])=0)            AND            ([.Q4]&gt;0);1;0)+IF((SUM([.K5:.P5])=0)            AND            ([.Q5]&gt;0);1;0)+IF((SUM([.K6:.P6])=0)            AND            ([.Q6]&gt;0);1;0)+IF((SUM([.K7:.P7])=0)            AND            ([.Q7]&gt;0);1;0)+IF((SUM([.K8:.P8])=0)            AND            ([.Q8]&gt;0);1;0)+IF((SUM([.K9:.P9])=0)            AND            ([.Q9]&gt;0);1;0)+IF((SUM([.K10:.P10])=0)            AND            ([.Q10]&gt;0);1;0)+IF((SUM([.K11:.P11])=0)            AND            ([.Q11]&gt;0);1;0)+IF((SUM([.K12:.P12])=0)            AND            ([.Q12]&gt;0);1;0)+IF((SUM([.K13:.P13])=0)            AND            ([.Q13]&gt;0);1;0)+IF((SUM([.K14:.P14])=0)            AND            ([.Q14]&gt;0);1;0)" office:value-type="float" office:value="2">
            <text:p>2</text:p>
          </table:table-cell>
          <table:table-cell table:formula="oooc:=IF((SUM([.K3:.Q3])=0)            AND            ([.R3]&gt;0);1;0)+IF((SUM([.K4:.Q4])=0)            AND            ([.R4]&gt;0);1;0)+IF((SUM([.K5:.Q5])=0)            AND            ([.R5]&gt;0);1;0)+IF((SUM([.K6:.Q6])=0)            AND            ([.R6]&gt;0);1;0)+IF((SUM([.K7:.Q7])=0)            AND            ([.R7]&gt;0);1;0)+IF((SUM([.K8:.Q8])=0)            AND            ([.R8]&gt;0);1;0)+IF((SUM([.K9:.Q9])=0)            AND            ([.R9]&gt;0);1;0)+IF((SUM([.K10:.Q10])=0)            AND            ([.R10]&gt;0);1;0)+IF((SUM([.K11:.Q11])=0)            AND            ([.R11]&gt;0);1;0)+IF((SUM([.K12:.Q12])=0)            AND            ([.R12]&gt;0);1;0)+IF((SUM([.K13:.Q13])=0)            AND            ([.R13]&gt;0);1;0)+IF((SUM([.K14:.Q14])=0)            AND            ([.R14]&gt;0);1;0)" office:value-type="float" office:value="1">
            <text:p>1</text:p>
          </table:table-cell>
          <table:table-cell table:formula="oooc:=IF((SUM([.K3:.R3])=0)            AND            ([.S3]&gt;0);1;0)+IF((SUM([.K4:.R4])=0)            AND            ([.S4]&gt;0);1;0)+IF((SUM([.K5:.R5])=0)            AND            ([.S5]&gt;0);1;0)+IF((SUM([.K6:.R6])=0)            AND            ([.S6]&gt;0);1;0)+IF((SUM([.K7:.R7])=0)            AND            ([.S7]&gt;0);1;0)+IF((SUM([.K8:.R8])=0)            AND            ([.S8]&gt;0);1;0)+IF((SUM([.K9:.R9])=0)            AND            ([.S9]&gt;0);1;0)+IF((SUM([.K10:.R10])=0)            AND            ([.S10]&gt;0);1;0)+IF((SUM([.K11:.R11])=0)            AND            ([.S11]&gt;0);1;0)+IF((SUM([.K12:.R12])=0)            AND            ([.S12]&gt;0);1;0)+IF((SUM([.K13:.R13])=0)            AND            ([.S13]&gt;0);1;0)+IF((SUM([.K14:.R14])=0)            AND            ([.S14]&gt;0);1;0)" office:value-type="float" office:value="0">
            <text:p>0</text:p>
          </table:table-cell>
          <table:table-cell table:formula="oooc:=IF((SUM([.K3:.S3])=0)            AND            ([.T3]&gt;0);1;0)+IF((SUM([.K4:.S4])=0)            AND            ([.T4]&gt;0);1;0)+IF((SUM([.K5:.S5])=0)            AND            ([.T5]&gt;0);1;0)+IF((SUM([.K6:.S6])=0)            AND            ([.T6]&gt;0);1;0)+IF((SUM([.K7:.S7])=0)            AND            ([.T7]&gt;0);1;0)+IF((SUM([.K8:.S8])=0)            AND            ([.T8]&gt;0);1;0)+IF((SUM([.K9:.S9])=0)            AND            ([.T9]&gt;0);1;0)+IF((SUM([.K10:.S10])=0)            AND            ([.T10]&gt;0);1;0)+IF((SUM([.K11:.S11])=0)            AND            ([.T11]&gt;0);1;0)+IF((SUM([.K12:.S12])=0)            AND            ([.T12]&gt;0);1;0)+IF((SUM([.K13:.S13])=0)            AND            ([.T13]&gt;0);1;0)+IF((SUM([.K14:.S14])=0)            AND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AND          ([.L3]&gt;0);&quot;'&quot;&amp;[.J3]&amp;&quot;', &quot;;&quot;&quot;)&amp;IF((SUM([.K4:.K4])=0)          AND          ([.L4]&gt;0);&quot;'&quot;&amp;[.J4]&amp;&quot;', &quot;;&quot;&quot;)&amp;IF((SUM([.K5:.K5])=0)          AND          ([.L5]&gt;0);&quot;'&quot;&amp;[.J5]&amp;&quot;', &quot;;&quot;&quot;)&amp;IF((SUM([.K6:.K6])=0)          AND          ([.L6]&gt;0);&quot;'&quot;&amp;[.J6]&amp;&quot;', &quot;;&quot;&quot;)&amp;IF((SUM([.K7:.K7])=0)          AND          ([.L7]&gt;0);&quot;'&quot;&amp;[.J7]&amp;&quot;', &quot;;&quot;&quot;)&amp;IF((SUM([.K8:.K8])=0)          AND          ([.L8]&gt;0);&quot;'&quot;&amp;[.J8]&amp;&quot;', &quot;;&quot;&quot;)&amp;IF((SUM([.K9:.K9])=0)          AND          ([.L9]&gt;0);&quot;'&quot;&amp;[.J9]&amp;&quot;', &quot;;&quot;&quot;)&amp;IF((SUM([.K10:.K10])=0)          AND          ([.L10]&gt;0);&quot;'&quot;&amp;[.J10]&amp;&quot;', &quot;;&quot;&quot;)&amp;IF((SUM([.K11:.K11])=0)          AND          ([.L11]&gt;0);&quot;'&quot;&amp;[.J11]&amp;&quot;', &quot;;&quot;&quot;)&amp;IF((SUM([.K12:.K12])=0)          AND          ([.L12]&gt;0);&quot;'&quot;&amp;[.J12]&amp;&quot;', &quot;;&quot;&quot;)&amp;IF((SUM([.K13:.K13])=0)          AND          ([.L13]&gt;0);&quot;'&quot;&amp;[.J13]&amp;&quot;', &quot;;&quot;&quot;)&amp;IF((SUM([.K14:.K14])=0)          AND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AND          ([.M3]&gt;0);&quot;'&quot;&amp;[.J3]&amp;&quot;', &quot;;&quot;&quot;)&amp;IF((SUM([.K4:.L4])=0)          AND          ([.M4]&gt;0);&quot;'&quot;&amp;[.J4]&amp;&quot;', &quot;;&quot;&quot;)&amp;IF((SUM([.K5:.L5])=0)          AND          ([.M5]&gt;0);&quot;'&quot;&amp;[.J5]&amp;&quot;', &quot;;&quot;&quot;)&amp;IF((SUM([.K6:.L6])=0)          AND          ([.M6]&gt;0);&quot;'&quot;&amp;[.J6]&amp;&quot;', &quot;;&quot;&quot;)&amp;IF((SUM([.K7:.L7])=0)          AND          ([.M7]&gt;0);&quot;'&quot;&amp;[.J7]&amp;&quot;', &quot;;&quot;&quot;)&amp;IF((SUM([.K8:.L8])=0)          AND          ([.M8]&gt;0);&quot;'&quot;&amp;[.J8]&amp;&quot;', &quot;;&quot;&quot;)&amp;IF((SUM([.K9:.L9])=0)          AND          ([.M9]&gt;0);&quot;'&quot;&amp;[.J9]&amp;&quot;', &quot;;&quot;&quot;)&amp;IF((SUM([.K10:.L10])=0)          AND          ([.M10]&gt;0);&quot;'&quot;&amp;[.J10]&amp;&quot;', &quot;;&quot;&quot;)&amp;IF((SUM([.K11:.L11])=0)          AND          ([.M11]&gt;0);&quot;'&quot;&amp;[.J11]&amp;&quot;', &quot;;&quot;&quot;)&amp;IF((SUM([.K12:.L12])=0)          AND          ([.M12]&gt;0);&quot;'&quot;&amp;[.J12]&amp;&quot;', &quot;;&quot;&quot;)&amp;IF((SUM([.K13:.L13])=0)          AND          ([.M13]&gt;0);&quot;'&quot;&amp;[.J13]&amp;&quot;', &quot;;&quot;&quot;)&amp;IF((SUM([.K14:.L14])=0)          AND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AND          ([.N3]&gt;0);&quot;'&quot;&amp;[.J3]&amp;&quot;', &quot;;&quot;&quot;)&amp;IF((SUM([.K4:.M4])=0)          AND          ([.N4]&gt;0);&quot;'&quot;&amp;[.J4]&amp;&quot;', &quot;;&quot;&quot;)&amp;IF((SUM([.K5:.M5])=0)          AND          ([.N5]&gt;0);&quot;'&quot;&amp;[.J5]&amp;&quot;', &quot;;&quot;&quot;)&amp;IF((SUM([.K6:.M6])=0)          AND          ([.N6]&gt;0);&quot;'&quot;&amp;[.J6]&amp;&quot;', &quot;;&quot;&quot;)&amp;IF((SUM([.K7:.M7])=0)          AND          ([.N7]&gt;0);&quot;'&quot;&amp;[.J7]&amp;&quot;', &quot;;&quot;&quot;)&amp;IF((SUM([.K8:.M8])=0)          AND          ([.N8]&gt;0);&quot;'&quot;&amp;[.J8]&amp;&quot;', &quot;;&quot;&quot;)&amp;IF((SUM([.K9:.M9])=0)          AND          ([.N9]&gt;0);&quot;'&quot;&amp;[.J9]&amp;&quot;', &quot;;&quot;&quot;)&amp;IF((SUM([.K10:.M10])=0)          AND          ([.N10]&gt;0);&quot;'&quot;&amp;[.J10]&amp;&quot;', &quot;;&quot;&quot;)&amp;IF((SUM([.K11:.M11])=0)          AND          ([.N11]&gt;0);&quot;'&quot;&amp;[.J11]&amp;&quot;', &quot;;&quot;&quot;)&amp;IF((SUM([.K12:.M12])=0)          AND          ([.N12]&gt;0);&quot;'&quot;&amp;[.J12]&amp;&quot;', &quot;;&quot;&quot;)&amp;IF((SUM([.K13:.M13])=0)          AND          ([.N13]&gt;0);&quot;'&quot;&amp;[.J13]&amp;&quot;', &quot;;&quot;&quot;)&amp;IF((SUM([.K14:.M14])=0)          AND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AND          ([.O3]&gt;0);&quot;'&quot;&amp;[.J3]&amp;&quot;', &quot;;&quot;&quot;)&amp;IF((SUM([.K4:.N4])=0)          AND          ([.O4]&gt;0);&quot;'&quot;&amp;[.J4]&amp;&quot;', &quot;;&quot;&quot;)&amp;IF((SUM([.K5:.N5])=0)          AND          ([.O5]&gt;0);&quot;'&quot;&amp;[.J5]&amp;&quot;', &quot;;&quot;&quot;)&amp;IF((SUM([.K6:.N6])=0)          AND          ([.O6]&gt;0);&quot;'&quot;&amp;[.J6]&amp;&quot;', &quot;;&quot;&quot;)&amp;IF((SUM([.K7:.N7])=0)          AND          ([.O7]&gt;0);&quot;'&quot;&amp;[.J7]&amp;&quot;', &quot;;&quot;&quot;)&amp;IF((SUM([.K8:.N8])=0)          AND          ([.O8]&gt;0);&quot;'&quot;&amp;[.J8]&amp;&quot;', &quot;;&quot;&quot;)&amp;IF((SUM([.K9:.N9])=0)          AND          ([.O9]&gt;0);&quot;'&quot;&amp;[.J9]&amp;&quot;', &quot;;&quot;&quot;)&amp;IF((SUM([.K10:.N10])=0)          AND          ([.O10]&gt;0);&quot;'&quot;&amp;[.J10]&amp;&quot;', &quot;;&quot;&quot;)&amp;IF((SUM([.K11:.N11])=0)          AND          ([.O11]&gt;0);&quot;'&quot;&amp;[.J11]&amp;&quot;', &quot;;&quot;&quot;)&amp;IF((SUM([.K12:.N12])=0)          AND          ([.O12]&gt;0);&quot;'&quot;&amp;[.J12]&amp;&quot;', &quot;;&quot;&quot;)&amp;IF((SUM([.K13:.N13])=0)          AND          ([.O13]&gt;0);&quot;'&quot;&amp;[.J13]&amp;&quot;', &quot;;&quot;&quot;)&amp;IF((SUM([.K14:.N14])=0)          AND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AND          ([.P3]&gt;0);&quot;'&quot;&amp;[.J3]&amp;&quot;', &quot;;&quot;&quot;)&amp;IF((SUM([.K4:.O4])=0)          AND          ([.P4]&gt;0);&quot;'&quot;&amp;[.J4]&amp;&quot;', &quot;;&quot;&quot;)&amp;IF((SUM([.K5:.O5])=0)          AND          ([.P5]&gt;0);&quot;'&quot;&amp;[.J5]&amp;&quot;', &quot;;&quot;&quot;)&amp;IF((SUM([.K6:.O6])=0)          AND          ([.P6]&gt;0);&quot;'&quot;&amp;[.J6]&amp;&quot;', &quot;;&quot;&quot;)&amp;IF((SUM([.K7:.O7])=0)          AND          ([.P7]&gt;0);&quot;'&quot;&amp;[.J7]&amp;&quot;', &quot;;&quot;&quot;)&amp;IF((SUM([.K8:.O8])=0)          AND          ([.P8]&gt;0);&quot;'&quot;&amp;[.J8]&amp;&quot;', &quot;;&quot;&quot;)&amp;IF((SUM([.K9:.O9])=0)          AND          ([.P9]&gt;0);&quot;'&quot;&amp;[.J9]&amp;&quot;', &quot;;&quot;&quot;)&amp;IF((SUM([.K10:.O10])=0)          AND          ([.P10]&gt;0);&quot;'&quot;&amp;[.J10]&amp;&quot;', &quot;;&quot;&quot;)&amp;IF((SUM([.K11:.O11])=0)          AND          ([.P11]&gt;0);&quot;'&quot;&amp;[.J11]&amp;&quot;', &quot;;&quot;&quot;)&amp;IF((SUM([.K12:.O12])=0)          AND          ([.P12]&gt;0);&quot;'&quot;&amp;[.J12]&amp;&quot;', &quot;;&quot;&quot;)&amp;IF((SUM([.K13:.O13])=0)          AND          ([.P13]&gt;0);&quot;'&quot;&amp;[.J13]&amp;&quot;', &quot;;&quot;&quot;)&amp;IF((SUM([.K14:.O14])=0)          AND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AND          ([.Q3]&gt;0);&quot;'&quot;&amp;[.J3]&amp;&quot;', &quot;;&quot;&quot;)&amp;IF((SUM([.K4:.P4])=0)          AND          ([.Q4]&gt;0);&quot;'&quot;&amp;[.J4]&amp;&quot;', &quot;;&quot;&quot;)&amp;IF((SUM([.K5:.P5])=0)          AND          ([.Q5]&gt;0);&quot;'&quot;&amp;[.J5]&amp;&quot;', &quot;;&quot;&quot;)&amp;IF((SUM([.K6:.P6])=0)          AND          ([.Q6]&gt;0);&quot;'&quot;&amp;[.J6]&amp;&quot;', &quot;;&quot;&quot;)&amp;IF((SUM([.K7:.P7])=0)          AND          ([.Q7]&gt;0);&quot;'&quot;&amp;[.J7]&amp;&quot;', &quot;;&quot;&quot;)&amp;IF((SUM([.K8:.P8])=0)          AND          ([.Q8]&gt;0);&quot;'&quot;&amp;[.J8]&amp;&quot;', &quot;;&quot;&quot;)&amp;IF((SUM([.K9:.P9])=0)          AND          ([.Q9]&gt;0);&quot;'&quot;&amp;[.J9]&amp;&quot;', &quot;;&quot;&quot;)&amp;IF((SUM([.K10:.P10])=0)          AND          ([.Q10]&gt;0);&quot;'&quot;&amp;[.J10]&amp;&quot;', &quot;;&quot;&quot;)&amp;IF((SUM([.K11:.P11])=0)          AND          ([.Q11]&gt;0);&quot;'&quot;&amp;[.J11]&amp;&quot;', &quot;;&quot;&quot;)&amp;IF((SUM([.K12:.P12])=0)          AND          ([.Q12]&gt;0);&quot;'&quot;&amp;[.J12]&amp;&quot;', &quot;;&quot;&quot;)&amp;IF((SUM([.K13:.P13])=0)          AND          ([.Q13]&gt;0);&quot;'&quot;&amp;[.J13]&amp;&quot;', &quot;;&quot;&quot;)&amp;IF((SUM([.K14:.P14])=0)          AND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AND          ([.R3]&gt;0);&quot;'&quot;&amp;[.J3]&amp;&quot;', &quot;;&quot;&quot;)&amp;IF((SUM([.K4:.Q4])=0)          AND          ([.R4]&gt;0);&quot;'&quot;&amp;[.J4]&amp;&quot;', &quot;;&quot;&quot;)&amp;IF((SUM([.K5:.Q5])=0)          AND          ([.R5]&gt;0);&quot;'&quot;&amp;[.J5]&amp;&quot;', &quot;;&quot;&quot;)&amp;IF((SUM([.K6:.Q6])=0)          AND          ([.R6]&gt;0);&quot;'&quot;&amp;[.J6]&amp;&quot;', &quot;;&quot;&quot;)&amp;IF((SUM([.K7:.Q7])=0)          AND          ([.R7]&gt;0);&quot;'&quot;&amp;[.J7]&amp;&quot;', &quot;;&quot;&quot;)&amp;IF((SUM([.K8:.Q8])=0)          AND          ([.R8]&gt;0);&quot;'&quot;&amp;[.J8]&amp;&quot;', &quot;;&quot;&quot;)&amp;IF((SUM([.K9:.Q9])=0)          AND          ([.R9]&gt;0);&quot;'&quot;&amp;[.J9]&amp;&quot;', &quot;;&quot;&quot;)&amp;IF((SUM([.K10:.Q10])=0)          AND          ([.R10]&gt;0);&quot;'&quot;&amp;[.J10]&amp;&quot;', &quot;;&quot;&quot;)&amp;IF((SUM([.K11:.Q11])=0)          AND          ([.R11]&gt;0);&quot;'&quot;&amp;[.J11]&amp;&quot;', &quot;;&quot;&quot;)&amp;IF((SUM([.K12:.Q12])=0)          AND          ([.R12]&gt;0);&quot;'&quot;&amp;[.J12]&amp;&quot;', &quot;;&quot;&quot;)&amp;IF((SUM([.K13:.Q13])=0)          AND          ([.R13]&gt;0);&quot;'&quot;&amp;[.J13]&amp;&quot;', &quot;;&quot;&quot;)&amp;IF((SUM([.K14:.Q14])=0)          AND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AND          ([.S3]&gt;0);&quot;'&quot;&amp;[.J3]&amp;&quot;', &quot;;&quot;&quot;)&amp;IF((SUM([.K4:.R4])=0)          AND          ([.S4]&gt;0);&quot;'&quot;&amp;[.J4]&amp;&quot;', &quot;;&quot;&quot;)&amp;IF((SUM([.K5:.R5])=0)          AND          ([.S5]&gt;0);&quot;'&quot;&amp;[.J5]&amp;&quot;', &quot;;&quot;&quot;)&amp;IF((SUM([.K6:.R6])=0)          AND          ([.S6]&gt;0);&quot;'&quot;&amp;[.J6]&amp;&quot;', &quot;;&quot;&quot;)&amp;IF((SUM([.K7:.R7])=0)          AND          ([.S7]&gt;0);&quot;'&quot;&amp;[.J7]&amp;&quot;', &quot;;&quot;&quot;)&amp;IF((SUM([.K8:.R8])=0)          AND          ([.S8]&gt;0);&quot;'&quot;&amp;[.J8]&amp;&quot;', &quot;;&quot;&quot;)&amp;IF((SUM([.K9:.R9])=0)          AND          ([.S9]&gt;0);&quot;'&quot;&amp;[.J9]&amp;&quot;', &quot;;&quot;&quot;)&amp;IF((SUM([.K10:.R10])=0)          AND          ([.S10]&gt;0);&quot;'&quot;&amp;[.J10]&amp;&quot;', &quot;;&quot;&quot;)&amp;IF((SUM([.K11:.R11])=0)          AND          ([.S11]&gt;0);&quot;'&quot;&amp;[.J11]&amp;&quot;', &quot;;&quot;&quot;)&amp;IF((SUM([.K12:.R12])=0)          AND          ([.S12]&gt;0);&quot;'&quot;&amp;[.J12]&amp;&quot;', &quot;;&quot;&quot;)&amp;IF((SUM([.K13:.R13])=0)          AND          ([.S13]&gt;0);&quot;'&quot;&amp;[.J13]&amp;&quot;', &quot;;&quot;&quot;)&amp;IF((SUM([.K14:.R14])=0)          AND          ([.S14]&gt;0);&quot;'&quot;&amp;[.J14]&amp;&quot;', &quot;;&quot;&quot;)">
            <text:p/>
          </table:table-cell>
          <table:table-cell table:style-name="ce81" table:formula="oooc:=IF((SUM([.K3:.S3])=0)          AND          ([.T3]&gt;0);&quot;'&quot;&amp;[.J3]&amp;&quot;', &quot;;&quot;&quot;)&amp;IF((SUM([.K4:.S4])=0)          AND          ([.T4]&gt;0);&quot;'&quot;&amp;[.J4]&amp;&quot;', &quot;;&quot;&quot;)&amp;IF((SUM([.K5:.S5])=0)          AND          ([.T5]&gt;0);&quot;'&quot;&amp;[.J5]&amp;&quot;', &quot;;&quot;&quot;)&amp;IF((SUM([.K6:.S6])=0)          AND          ([.T6]&gt;0);&quot;'&quot;&amp;[.J6]&amp;&quot;', &quot;;&quot;&quot;)&amp;IF((SUM([.K7:.S7])=0)          AND          ([.T7]&gt;0);&quot;'&quot;&amp;[.J7]&amp;&quot;', &quot;;&quot;&quot;)&amp;IF((SUM([.K8:.S8])=0)          AND          ([.T8]&gt;0);&quot;'&quot;&amp;[.J8]&amp;&quot;', &quot;;&quot;&quot;)&amp;IF((SUM([.K9:.S9])=0)          AND          ([.T9]&gt;0);&quot;'&quot;&amp;[.J9]&amp;&quot;', &quot;;&quot;&quot;)&amp;IF((SUM([.K10:.S10])=0)          AND          ([.T10]&gt;0);&quot;'&quot;&amp;[.J10]&amp;&quot;', &quot;;&quot;&quot;)&amp;IF((SUM([.K11:.S11])=0)          AND          ([.T11]&gt;0);&quot;'&quot;&amp;[.J11]&amp;&quot;', &quot;;&quot;&quot;)&amp;IF((SUM([.K12:.S12])=0)          AND          ([.T12]&gt;0);&quot;'&quot;&amp;[.J12]&amp;&quot;', &quot;;&quot;&quot;)&amp;IF((SUM([.K13:.S13])=0)          AND          ([.T13]&gt;0);&quot;'&quot;&amp;[.J13]&amp;&quot;', &quot;;&quot;&quot;)&amp;IF((SUM([.K14:.S14])=0)          AND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AND            ([.L3]&gt;0);1;0)+IF((SUM([.K4:.K4])=0)            AND            ([.L4]&gt;0);1;0)+IF((SUM([.K5:.K5])=0)            AND            ([.L5]&gt;0);1;0)+IF((SUM([.K6:.K6])=0)            AND            ([.L6]&gt;0);1;0)+IF((SUM([.K7:.K7])=0)            AND            ([.L7]&gt;0);1;0)+IF((SUM([.K8:.K8])=0)            AND            ([.L8]&gt;0);1;0)+IF((SUM([.K9:.K9])=0)            AND            ([.L9]&gt;0);1;0)+IF((SUM([.K10:.K10])=0)            AND            ([.L10]&gt;0);1;0)+IF((SUM([.K11:.K11])=0)            AND            ([.L11]&gt;0);1;0)+IF((SUM([.K12:.K12])=0)            AND            ([.L12]&gt;0);1;0)+IF((SUM([.K13:.K13])=0)            AND            ([.L13]&gt;0);1;0)+IF((SUM([.K14:.K14])=0)            AND            ([.L14]&gt;0);1;0)" office:value-type="float" office:value="2">
            <text:p>2</text:p>
          </table:table-cell>
          <table:table-cell table:style-name="ce75" table:formula="oooc:=IF((SUM([.K3:.L3])=0)            AND            ([.M3]&gt;0);1;0)+IF((SUM([.K4:.L4])=0)            AND            ([.M4]&gt;0);1;0)+IF((SUM([.K5:.L5])=0)            AND            ([.M5]&gt;0);1;0)+IF((SUM([.K6:.L6])=0)            AND            ([.M6]&gt;0);1;0)+IF((SUM([.K7:.L7])=0)            AND            ([.M7]&gt;0);1;0)+IF((SUM([.K8:.L8])=0)            AND            ([.M8]&gt;0);1;0)+IF((SUM([.K9:.L9])=0)            AND            ([.M9]&gt;0);1;0)+IF((SUM([.K10:.L10])=0)            AND            ([.M10]&gt;0);1;0)+IF((SUM([.K11:.L11])=0)            AND            ([.M11]&gt;0);1;0)+IF((SUM([.K12:.L12])=0)            AND            ([.M12]&gt;0);1;0)+IF((SUM([.K13:.L13])=0)            AND            ([.M13]&gt;0);1;0)+IF((SUM([.K14:.L14])=0)            AND            ([.M14]&gt;0);1;0)" office:value-type="float" office:value="2">
            <text:p>2</text:p>
          </table:table-cell>
          <table:table-cell table:style-name="ce75" table:formula="oooc:=IF((SUM([.K3:.M3])=0)            AND            ([.N3]&gt;0);1;0)+IF((SUM([.K4:.M4])=0)            AND            ([.N4]&gt;0);1;0)+IF((SUM([.K5:.M5])=0)            AND            ([.N5]&gt;0);1;0)+IF((SUM([.K6:.M6])=0)            AND            ([.N6]&gt;0);1;0)+IF((SUM([.K7:.M7])=0)            AND            ([.N7]&gt;0);1;0)+IF((SUM([.K8:.M8])=0)            AND            ([.N8]&gt;0);1;0)+IF((SUM([.K9:.M9])=0)            AND            ([.N9]&gt;0);1;0)+IF((SUM([.K10:.M10])=0)            AND            ([.N10]&gt;0);1;0)+IF((SUM([.K11:.M11])=0)            AND            ([.N11]&gt;0);1;0)+IF((SUM([.K12:.M12])=0)            AND            ([.N12]&gt;0);1;0)+IF((SUM([.K13:.M13])=0)            AND            ([.N13]&gt;0);1;0)+IF((SUM([.K14:.M14])=0)            AND            ([.N14]&gt;0);1;0)" office:value-type="float" office:value="2">
            <text:p>2</text:p>
          </table:table-cell>
          <table:table-cell table:style-name="ce75" table:formula="oooc:=IF((SUM([.K3:.N3])=0)            AND            ([.O3]&gt;0);1;0)+IF((SUM([.K4:.N4])=0)            AND            ([.O4]&gt;0);1;0)+IF((SUM([.K5:.N5])=0)            AND            ([.O5]&gt;0);1;0)+IF((SUM([.K6:.N6])=0)            AND            ([.O6]&gt;0);1;0)+IF((SUM([.K7:.N7])=0)            AND            ([.O7]&gt;0);1;0)+IF((SUM([.K8:.N8])=0)            AND            ([.O8]&gt;0);1;0)+IF((SUM([.K9:.N9])=0)            AND            ([.O9]&gt;0);1;0)+IF((SUM([.K10:.N10])=0)            AND            ([.O10]&gt;0);1;0)+IF((SUM([.K11:.N11])=0)            AND            ([.O11]&gt;0);1;0)+IF((SUM([.K12:.N12])=0)            AND            ([.O12]&gt;0);1;0)+IF((SUM([.K13:.N13])=0)            AND            ([.O13]&gt;0);1;0)+IF((SUM([.K14:.N14])=0)            AND            ([.O14]&gt;0);1;0)" office:value-type="float" office:value="2">
            <text:p>2</text:p>
          </table:table-cell>
          <table:table-cell table:style-name="ce75" table:formula="oooc:=IF((SUM([.K3:.O3])=0)            AND            ([.P3]&gt;0);1;0)+IF((SUM([.K4:.O4])=0)            AND            ([.P4]&gt;0);1;0)+IF((SUM([.K5:.O5])=0)            AND            ([.P5]&gt;0);1;0)+IF((SUM([.K6:.O6])=0)            AND            ([.P6]&gt;0);1;0)+IF((SUM([.K7:.O7])=0)            AND            ([.P7]&gt;0);1;0)+IF((SUM([.K8:.O8])=0)            AND            ([.P8]&gt;0);1;0)+IF((SUM([.K9:.O9])=0)            AND            ([.P9]&gt;0);1;0)+IF((SUM([.K10:.O10])=0)            AND            ([.P10]&gt;0);1;0)+IF((SUM([.K11:.O11])=0)            AND            ([.P11]&gt;0);1;0)+IF((SUM([.K12:.O12])=0)            AND            ([.P12]&gt;0);1;0)+IF((SUM([.K13:.O13])=0)            AND            ([.P13]&gt;0);1;0)+IF((SUM([.K14:.O14])=0)            AND            ([.P14]&gt;0);1;0)" office:value-type="float" office:value="1">
            <text:p>1</text:p>
          </table:table-cell>
          <table:table-cell table:style-name="ce75" table:formula="oooc:=IF((SUM([.K3:.P3])=0)            AND            ([.Q3]&gt;0);1;0)+IF((SUM([.K4:.P4])=0)            AND            ([.Q4]&gt;0);1;0)+IF((SUM([.K5:.P5])=0)            AND            ([.Q5]&gt;0);1;0)+IF((SUM([.K6:.P6])=0)            AND            ([.Q6]&gt;0);1;0)+IF((SUM([.K7:.P7])=0)            AND            ([.Q7]&gt;0);1;0)+IF((SUM([.K8:.P8])=0)            AND            ([.Q8]&gt;0);1;0)+IF((SUM([.K9:.P9])=0)            AND            ([.Q9]&gt;0);1;0)+IF((SUM([.K10:.P10])=0)            AND            ([.Q10]&gt;0);1;0)+IF((SUM([.K11:.P11])=0)            AND            ([.Q11]&gt;0);1;0)+IF((SUM([.K12:.P12])=0)            AND            ([.Q12]&gt;0);1;0)+IF((SUM([.K13:.P13])=0)            AND            ([.Q13]&gt;0);1;0)+IF((SUM([.K14:.P14])=0)            AND            ([.Q14]&gt;0);1;0)" office:value-type="float" office:value="1">
            <text:p>1</text:p>
          </table:table-cell>
          <table:table-cell table:style-name="ce75" table:formula="oooc:=IF((SUM([.K3:.Q3])=0)            AND            ([.R3]&gt;0);1;0)+IF((SUM([.K4:.Q4])=0)            AND            ([.R4]&gt;0);1;0)+IF((SUM([.K5:.Q5])=0)            AND            ([.R5]&gt;0);1;0)+IF((SUM([.K6:.Q6])=0)            AND            ([.R6]&gt;0);1;0)+IF((SUM([.K7:.Q7])=0)            AND            ([.R7]&gt;0);1;0)+IF((SUM([.K8:.Q8])=0)            AND            ([.R8]&gt;0);1;0)+IF((SUM([.K9:.Q9])=0)            AND            ([.R9]&gt;0);1;0)+IF((SUM([.K10:.Q10])=0)            AND            ([.R10]&gt;0);1;0)+IF((SUM([.K11:.Q11])=0)            AND            ([.R11]&gt;0);1;0)+IF((SUM([.K12:.Q12])=0)            AND            ([.R12]&gt;0);1;0)+IF((SUM([.K13:.Q13])=0)            AND            ([.R13]&gt;0);1;0)+IF((SUM([.K14:.Q14])=0)            AND            ([.R14]&gt;0);1;0)" office:value-type="float" office:value="0">
            <text:p>0</text:p>
          </table:table-cell>
          <table:table-cell table:style-name="ce75" table:formula="oooc:=IF((SUM([.K3:.R3])=0)            AND            ([.S3]&gt;0);1;0)+IF((SUM([.K4:.R4])=0)            AND            ([.S4]&gt;0);1;0)+IF((SUM([.K5:.R5])=0)            AND            ([.S5]&gt;0);1;0)+IF((SUM([.K6:.R6])=0)            AND            ([.S6]&gt;0);1;0)+IF((SUM([.K7:.R7])=0)            AND            ([.S7]&gt;0);1;0)+IF((SUM([.K8:.R8])=0)            AND            ([.S8]&gt;0);1;0)+IF((SUM([.K9:.R9])=0)            AND            ([.S9]&gt;0);1;0)+IF((SUM([.K10:.R10])=0)            AND            ([.S10]&gt;0);1;0)+IF((SUM([.K11:.R11])=0)            AND            ([.S11]&gt;0);1;0)+IF((SUM([.K12:.R12])=0)            AND            ([.S12]&gt;0);1;0)+IF((SUM([.K13:.R13])=0)            AND            ([.S13]&gt;0);1;0)+IF((SUM([.K14:.R14])=0)            AND            ([.S14]&gt;0);1;0)" office:value-type="float" office:value="0">
            <text:p>0</text:p>
          </table:table-cell>
          <table:table-cell table:style-name="ce75" table:formula="oooc:=IF((SUM([.K3:.S3])=0)            AND            ([.T3]&gt;0);1;0)+IF((SUM([.K4:.S4])=0)            AND            ([.T4]&gt;0);1;0)+IF((SUM([.K5:.S5])=0)            AND            ([.T5]&gt;0);1;0)+IF((SUM([.K6:.S6])=0)            AND            ([.T6]&gt;0);1;0)+IF((SUM([.K7:.S7])=0)            AND            ([.T7]&gt;0);1;0)+IF((SUM([.K8:.S8])=0)            AND            ([.T8]&gt;0);1;0)+IF((SUM([.K9:.S9])=0)            AND            ([.T9]&gt;0);1;0)+IF((SUM([.K10:.S10])=0)            AND            ([.T10]&gt;0);1;0)+IF((SUM([.K11:.S11])=0)            AND            ([.T11]&gt;0);1;0)+IF((SUM([.K12:.S12])=0)            AND            ([.T12]&gt;0);1;0)+IF((SUM([.K13:.S13])=0)            AND            ([.T13]&gt;0);1;0)+IF((SUM([.K14:.S14])=0)            AND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AND          ([.L3]&gt;0);&quot;'&quot;&amp;[.J3]&amp;&quot;', &quot;;&quot;&quot;)&amp;IF((SUM([.K4:.K4])=0)          AND          ([.L4]&gt;0);&quot;'&quot;&amp;[.J4]&amp;&quot;', &quot;;&quot;&quot;)&amp;IF((SUM([.K5:.K5])=0)          AND          ([.L5]&gt;0);&quot;'&quot;&amp;[.J5]&amp;&quot;', &quot;;&quot;&quot;)&amp;IF((SUM([.K6:.K6])=0)          AND          ([.L6]&gt;0);&quot;'&quot;&amp;[.J6]&amp;&quot;', &quot;;&quot;&quot;)&amp;IF((SUM([.K7:.K7])=0)          AND          ([.L7]&gt;0);&quot;'&quot;&amp;[.J7]&amp;&quot;', &quot;;&quot;&quot;)&amp;IF((SUM([.K8:.K8])=0)          AND          ([.L8]&gt;0);&quot;'&quot;&amp;[.J8]&amp;&quot;', &quot;;&quot;&quot;)&amp;IF((SUM([.K9:.K9])=0)          AND          ([.L9]&gt;0);&quot;'&quot;&amp;[.J9]&amp;&quot;', &quot;;&quot;&quot;)&amp;IF((SUM([.K10:.K10])=0)          AND          ([.L10]&gt;0);&quot;'&quot;&amp;[.J10]&amp;&quot;', &quot;;&quot;&quot;)&amp;IF((SUM([.K11:.K11])=0)          AND          ([.L11]&gt;0);&quot;'&quot;&amp;[.J11]&amp;&quot;', &quot;;&quot;&quot;)&amp;IF((SUM([.K12:.K12])=0)          AND          ([.L12]&gt;0);&quot;'&quot;&amp;[.J12]&amp;&quot;', &quot;;&quot;&quot;)&amp;IF((SUM([.K13:.K13])=0)          AND          ([.L13]&gt;0);&quot;'&quot;&amp;[.J13]&amp;&quot;', &quot;;&quot;&quot;)&amp;IF((SUM([.K14:.K14])=0)          AND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AND          ([.M3]&gt;0);&quot;'&quot;&amp;[.J3]&amp;&quot;', &quot;;&quot;&quot;)&amp;IF((SUM([.K4:.L4])=0)          AND          ([.M4]&gt;0);&quot;'&quot;&amp;[.J4]&amp;&quot;', &quot;;&quot;&quot;)&amp;IF((SUM([.K5:.L5])=0)          AND          ([.M5]&gt;0);&quot;'&quot;&amp;[.J5]&amp;&quot;', &quot;;&quot;&quot;)&amp;IF((SUM([.K6:.L6])=0)          AND          ([.M6]&gt;0);&quot;'&quot;&amp;[.J6]&amp;&quot;', &quot;;&quot;&quot;)&amp;IF((SUM([.K7:.L7])=0)          AND          ([.M7]&gt;0);&quot;'&quot;&amp;[.J7]&amp;&quot;', &quot;;&quot;&quot;)&amp;IF((SUM([.K8:.L8])=0)          AND          ([.M8]&gt;0);&quot;'&quot;&amp;[.J8]&amp;&quot;', &quot;;&quot;&quot;)&amp;IF((SUM([.K9:.L9])=0)          AND          ([.M9]&gt;0);&quot;'&quot;&amp;[.J9]&amp;&quot;', &quot;;&quot;&quot;)&amp;IF((SUM([.K10:.L10])=0)          AND          ([.M10]&gt;0);&quot;'&quot;&amp;[.J10]&amp;&quot;', &quot;;&quot;&quot;)&amp;IF((SUM([.K11:.L11])=0)          AND          ([.M11]&gt;0);&quot;'&quot;&amp;[.J11]&amp;&quot;', &quot;;&quot;&quot;)&amp;IF((SUM([.K12:.L12])=0)          AND          ([.M12]&gt;0);&quot;'&quot;&amp;[.J12]&amp;&quot;', &quot;;&quot;&quot;)&amp;IF((SUM([.K13:.L13])=0)          AND          ([.M13]&gt;0);&quot;'&quot;&amp;[.J13]&amp;&quot;', &quot;;&quot;&quot;)&amp;IF((SUM([.K14:.L14])=0)          AND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AND          ([.N3]&gt;0);&quot;'&quot;&amp;[.J3]&amp;&quot;', &quot;;&quot;&quot;)&amp;IF((SUM([.K4:.M4])=0)          AND          ([.N4]&gt;0);&quot;'&quot;&amp;[.J4]&amp;&quot;', &quot;;&quot;&quot;)&amp;IF((SUM([.K5:.M5])=0)          AND          ([.N5]&gt;0);&quot;'&quot;&amp;[.J5]&amp;&quot;', &quot;;&quot;&quot;)&amp;IF((SUM([.K6:.M6])=0)          AND          ([.N6]&gt;0);&quot;'&quot;&amp;[.J6]&amp;&quot;', &quot;;&quot;&quot;)&amp;IF((SUM([.K7:.M7])=0)          AND          ([.N7]&gt;0);&quot;'&quot;&amp;[.J7]&amp;&quot;', &quot;;&quot;&quot;)&amp;IF((SUM([.K8:.M8])=0)          AND          ([.N8]&gt;0);&quot;'&quot;&amp;[.J8]&amp;&quot;', &quot;;&quot;&quot;)&amp;IF((SUM([.K9:.M9])=0)          AND          ([.N9]&gt;0);&quot;'&quot;&amp;[.J9]&amp;&quot;', &quot;;&quot;&quot;)&amp;IF((SUM([.K10:.M10])=0)          AND          ([.N10]&gt;0);&quot;'&quot;&amp;[.J10]&amp;&quot;', &quot;;&quot;&quot;)&amp;IF((SUM([.K11:.M11])=0)          AND          ([.N11]&gt;0);&quot;'&quot;&amp;[.J11]&amp;&quot;', &quot;;&quot;&quot;)&amp;IF((SUM([.K12:.M12])=0)          AND          ([.N12]&gt;0);&quot;'&quot;&amp;[.J12]&amp;&quot;', &quot;;&quot;&quot;)&amp;IF((SUM([.K13:.M13])=0)          AND          ([.N13]&gt;0);&quot;'&quot;&amp;[.J13]&amp;&quot;', &quot;;&quot;&quot;)&amp;IF((SUM([.K14:.M14])=0)          AND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AND          ([.O3]&gt;0);&quot;'&quot;&amp;[.J3]&amp;&quot;', &quot;;&quot;&quot;)&amp;IF((SUM([.K4:.N4])=0)          AND          ([.O4]&gt;0);&quot;'&quot;&amp;[.J4]&amp;&quot;', &quot;;&quot;&quot;)&amp;IF((SUM([.K5:.N5])=0)          AND          ([.O5]&gt;0);&quot;'&quot;&amp;[.J5]&amp;&quot;', &quot;;&quot;&quot;)&amp;IF((SUM([.K6:.N6])=0)          AND          ([.O6]&gt;0);&quot;'&quot;&amp;[.J6]&amp;&quot;', &quot;;&quot;&quot;)&amp;IF((SUM([.K7:.N7])=0)          AND          ([.O7]&gt;0);&quot;'&quot;&amp;[.J7]&amp;&quot;', &quot;;&quot;&quot;)&amp;IF((SUM([.K8:.N8])=0)          AND          ([.O8]&gt;0);&quot;'&quot;&amp;[.J8]&amp;&quot;', &quot;;&quot;&quot;)&amp;IF((SUM([.K9:.N9])=0)          AND          ([.O9]&gt;0);&quot;'&quot;&amp;[.J9]&amp;&quot;', &quot;;&quot;&quot;)&amp;IF((SUM([.K10:.N10])=0)          AND          ([.O10]&gt;0);&quot;'&quot;&amp;[.J10]&amp;&quot;', &quot;;&quot;&quot;)&amp;IF((SUM([.K11:.N11])=0)          AND          ([.O11]&gt;0);&quot;'&quot;&amp;[.J11]&amp;&quot;', &quot;;&quot;&quot;)&amp;IF((SUM([.K12:.N12])=0)          AND          ([.O12]&gt;0);&quot;'&quot;&amp;[.J12]&amp;&quot;', &quot;;&quot;&quot;)&amp;IF((SUM([.K13:.N13])=0)          AND          ([.O13]&gt;0);&quot;'&quot;&amp;[.J13]&amp;&quot;', &quot;;&quot;&quot;)&amp;IF((SUM([.K14:.N14])=0)          AND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AND          ([.P3]&gt;0);&quot;'&quot;&amp;[.J3]&amp;&quot;', &quot;;&quot;&quot;)&amp;IF((SUM([.K4:.O4])=0)          AND          ([.P4]&gt;0);&quot;'&quot;&amp;[.J4]&amp;&quot;', &quot;;&quot;&quot;)&amp;IF((SUM([.K5:.O5])=0)          AND          ([.P5]&gt;0);&quot;'&quot;&amp;[.J5]&amp;&quot;', &quot;;&quot;&quot;)&amp;IF((SUM([.K6:.O6])=0)          AND          ([.P6]&gt;0);&quot;'&quot;&amp;[.J6]&amp;&quot;', &quot;;&quot;&quot;)&amp;IF((SUM([.K7:.O7])=0)          AND          ([.P7]&gt;0);&quot;'&quot;&amp;[.J7]&amp;&quot;', &quot;;&quot;&quot;)&amp;IF((SUM([.K8:.O8])=0)          AND          ([.P8]&gt;0);&quot;'&quot;&amp;[.J8]&amp;&quot;', &quot;;&quot;&quot;)&amp;IF((SUM([.K9:.O9])=0)          AND          ([.P9]&gt;0);&quot;'&quot;&amp;[.J9]&amp;&quot;', &quot;;&quot;&quot;)&amp;IF((SUM([.K10:.O10])=0)          AND          ([.P10]&gt;0);&quot;'&quot;&amp;[.J10]&amp;&quot;', &quot;;&quot;&quot;)&amp;IF((SUM([.K11:.O11])=0)          AND          ([.P11]&gt;0);&quot;'&quot;&amp;[.J11]&amp;&quot;', &quot;;&quot;&quot;)&amp;IF((SUM([.K12:.O12])=0)          AND          ([.P12]&gt;0);&quot;'&quot;&amp;[.J12]&amp;&quot;', &quot;;&quot;&quot;)&amp;IF((SUM([.K13:.O13])=0)          AND          ([.P13]&gt;0);&quot;'&quot;&amp;[.J13]&amp;&quot;', &quot;;&quot;&quot;)&amp;IF((SUM([.K14:.O14])=0)          AND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AND          ([.Q3]&gt;0);&quot;'&quot;&amp;[.J3]&amp;&quot;', &quot;;&quot;&quot;)&amp;IF((SUM([.K4:.P4])=0)          AND          ([.Q4]&gt;0);&quot;'&quot;&amp;[.J4]&amp;&quot;', &quot;;&quot;&quot;)&amp;IF((SUM([.K5:.P5])=0)          AND          ([.Q5]&gt;0);&quot;'&quot;&amp;[.J5]&amp;&quot;', &quot;;&quot;&quot;)&amp;IF((SUM([.K6:.P6])=0)          AND          ([.Q6]&gt;0);&quot;'&quot;&amp;[.J6]&amp;&quot;', &quot;;&quot;&quot;)&amp;IF((SUM([.K7:.P7])=0)          AND          ([.Q7]&gt;0);&quot;'&quot;&amp;[.J7]&amp;&quot;', &quot;;&quot;&quot;)&amp;IF((SUM([.K8:.P8])=0)          AND          ([.Q8]&gt;0);&quot;'&quot;&amp;[.J8]&amp;&quot;', &quot;;&quot;&quot;)&amp;IF((SUM([.K9:.P9])=0)          AND          ([.Q9]&gt;0);&quot;'&quot;&amp;[.J9]&amp;&quot;', &quot;;&quot;&quot;)&amp;IF((SUM([.K10:.P10])=0)          AND          ([.Q10]&gt;0);&quot;'&quot;&amp;[.J10]&amp;&quot;', &quot;;&quot;&quot;)&amp;IF((SUM([.K11:.P11])=0)          AND          ([.Q11]&gt;0);&quot;'&quot;&amp;[.J11]&amp;&quot;', &quot;;&quot;&quot;)&amp;IF((SUM([.K12:.P12])=0)          AND          ([.Q12]&gt;0);&quot;'&quot;&amp;[.J12]&amp;&quot;', &quot;;&quot;&quot;)&amp;IF((SUM([.K13:.P13])=0)          AND          ([.Q13]&gt;0);&quot;'&quot;&amp;[.J13]&amp;&quot;', &quot;;&quot;&quot;)&amp;IF((SUM([.K14:.P14])=0)          AND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AND          ([.R3]&gt;0);&quot;'&quot;&amp;[.J3]&amp;&quot;', &quot;;&quot;&quot;)&amp;IF((SUM([.K4:.Q4])=0)          AND          ([.R4]&gt;0);&quot;'&quot;&amp;[.J4]&amp;&quot;', &quot;;&quot;&quot;)&amp;IF((SUM([.K5:.Q5])=0)          AND          ([.R5]&gt;0);&quot;'&quot;&amp;[.J5]&amp;&quot;', &quot;;&quot;&quot;)&amp;IF((SUM([.K6:.Q6])=0)          AND          ([.R6]&gt;0);&quot;'&quot;&amp;[.J6]&amp;&quot;', &quot;;&quot;&quot;)&amp;IF((SUM([.K7:.Q7])=0)          AND          ([.R7]&gt;0);&quot;'&quot;&amp;[.J7]&amp;&quot;', &quot;;&quot;&quot;)&amp;IF((SUM([.K8:.Q8])=0)          AND          ([.R8]&gt;0);&quot;'&quot;&amp;[.J8]&amp;&quot;', &quot;;&quot;&quot;)&amp;IF((SUM([.K9:.Q9])=0)          AND          ([.R9]&gt;0);&quot;'&quot;&amp;[.J9]&amp;&quot;', &quot;;&quot;&quot;)&amp;IF((SUM([.K10:.Q10])=0)          AND          ([.R10]&gt;0);&quot;'&quot;&amp;[.J10]&amp;&quot;', &quot;;&quot;&quot;)&amp;IF((SUM([.K11:.Q11])=0)          AND          ([.R11]&gt;0);&quot;'&quot;&amp;[.J11]&amp;&quot;', &quot;;&quot;&quot;)&amp;IF((SUM([.K12:.Q12])=0)          AND          ([.R12]&gt;0);&quot;'&quot;&amp;[.J12]&amp;&quot;', &quot;;&quot;&quot;)&amp;IF((SUM([.K13:.Q13])=0)          AND          ([.R13]&gt;0);&quot;'&quot;&amp;[.J13]&amp;&quot;', &quot;;&quot;&quot;)&amp;IF((SUM([.K14:.Q14])=0)          AND          ([.R14]&gt;0);&quot;'&quot;&amp;[.J14]&amp;&quot;', &quot;;&quot;&quot;)">
            <text:p/>
          </table:table-cell>
          <table:table-cell table:style-name="ce81" table:formula="oooc:=IF((SUM([.K3:.R3])=0)          AND          ([.S3]&gt;0);&quot;'&quot;&amp;[.J3]&amp;&quot;', &quot;;&quot;&quot;)&amp;IF((SUM([.K4:.R4])=0)          AND          ([.S4]&gt;0);&quot;'&quot;&amp;[.J4]&amp;&quot;', &quot;;&quot;&quot;)&amp;IF((SUM([.K5:.R5])=0)          AND          ([.S5]&gt;0);&quot;'&quot;&amp;[.J5]&amp;&quot;', &quot;;&quot;&quot;)&amp;IF((SUM([.K6:.R6])=0)          AND          ([.S6]&gt;0);&quot;'&quot;&amp;[.J6]&amp;&quot;', &quot;;&quot;&quot;)&amp;IF((SUM([.K7:.R7])=0)          AND          ([.S7]&gt;0);&quot;'&quot;&amp;[.J7]&amp;&quot;', &quot;;&quot;&quot;)&amp;IF((SUM([.K8:.R8])=0)          AND          ([.S8]&gt;0);&quot;'&quot;&amp;[.J8]&amp;&quot;', &quot;;&quot;&quot;)&amp;IF((SUM([.K9:.R9])=0)          AND          ([.S9]&gt;0);&quot;'&quot;&amp;[.J9]&amp;&quot;', &quot;;&quot;&quot;)&amp;IF((SUM([.K10:.R10])=0)          AND          ([.S10]&gt;0);&quot;'&quot;&amp;[.J10]&amp;&quot;', &quot;;&quot;&quot;)&amp;IF((SUM([.K11:.R11])=0)          AND          ([.S11]&gt;0);&quot;'&quot;&amp;[.J11]&amp;&quot;', &quot;;&quot;&quot;)&amp;IF((SUM([.K12:.R12])=0)          AND          ([.S12]&gt;0);&quot;'&quot;&amp;[.J12]&amp;&quot;', &quot;;&quot;&quot;)&amp;IF((SUM([.K13:.R13])=0)          AND          ([.S13]&gt;0);&quot;'&quot;&amp;[.J13]&amp;&quot;', &quot;;&quot;&quot;)&amp;IF((SUM([.K14:.R14])=0)          AND          ([.S14]&gt;0);&quot;'&quot;&amp;[.J14]&amp;&quot;', &quot;;&quot;&quot;)">
            <text:p/>
          </table:table-cell>
          <table:table-cell table:style-name="ce81" table:formula="oooc:=IF((SUM([.K3:.S3])=0)          AND          ([.T3]&gt;0);&quot;'&quot;&amp;[.J3]&amp;&quot;', &quot;;&quot;&quot;)&amp;IF((SUM([.K4:.S4])=0)          AND          ([.T4]&gt;0);&quot;'&quot;&amp;[.J4]&amp;&quot;', &quot;;&quot;&quot;)&amp;IF((SUM([.K5:.S5])=0)          AND          ([.T5]&gt;0);&quot;'&quot;&amp;[.J5]&amp;&quot;', &quot;;&quot;&quot;)&amp;IF((SUM([.K6:.S6])=0)          AND          ([.T6]&gt;0);&quot;'&quot;&amp;[.J6]&amp;&quot;', &quot;;&quot;&quot;)&amp;IF((SUM([.K7:.S7])=0)          AND          ([.T7]&gt;0);&quot;'&quot;&amp;[.J7]&amp;&quot;', &quot;;&quot;&quot;)&amp;IF((SUM([.K8:.S8])=0)          AND          ([.T8]&gt;0);&quot;'&quot;&amp;[.J8]&amp;&quot;', &quot;;&quot;&quot;)&amp;IF((SUM([.K9:.S9])=0)          AND          ([.T9]&gt;0);&quot;'&quot;&amp;[.J9]&amp;&quot;', &quot;;&quot;&quot;)&amp;IF((SUM([.K10:.S10])=0)          AND          ([.T10]&gt;0);&quot;'&quot;&amp;[.J10]&amp;&quot;', &quot;;&quot;&quot;)&amp;IF((SUM([.K11:.S11])=0)          AND          ([.T11]&gt;0);&quot;'&quot;&amp;[.J11]&amp;&quot;', &quot;;&quot;&quot;)&amp;IF((SUM([.K12:.S12])=0)          AND          ([.T12]&gt;0);&quot;'&quot;&amp;[.J12]&amp;&quot;', &quot;;&quot;&quot;)&amp;IF((SUM([.K13:.S13])=0)          AND          ([.T13]&gt;0);&quot;'&quot;&amp;[.J13]&amp;&quot;', &quot;;&quot;&quot;)&amp;IF((SUM([.K14:.S14])=0)          AND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AND            ([.L3]&gt;0);1;0)+IF((SUM([.K4:.K4])=0)            AND            ([.L4]&gt;0);1;0)+IF((SUM([.K5:.K5])=0)            AND            ([.L5]&gt;0);1;0)+IF((SUM([.K6:.K6])=0)            AND            ([.L6]&gt;0);1;0)+IF((SUM([.K7:.K7])=0)            AND            ([.L7]&gt;0);1;0)+IF((SUM([.K8:.K8])=0)            AND            ([.L8]&gt;0);1;0)+IF((SUM([.K9:.K9])=0)            AND            ([.L9]&gt;0);1;0)+IF((SUM([.K10:.K10])=0)            AND            ([.L10]&gt;0);1;0)+IF((SUM([.K11:.K11])=0)            AND            ([.L11]&gt;0);1;0)+IF((SUM([.K12:.K12])=0)            AND            ([.L12]&gt;0);1;0)+IF((SUM([.K13:.K13])=0)            AND            ([.L13]&gt;0);1;0)+IF((SUM([.K14:.K14])=0)            AND            ([.L14]&gt;0);1;0)" office:value-type="float" office:value="2">
            <text:p>2</text:p>
          </table:table-cell>
          <table:table-cell table:style-name="ce75" table:formula="oooc:=IF((SUM([.K3:.L3])=0)            AND            ([.M3]&gt;0);1;0)+IF((SUM([.K4:.L4])=0)            AND            ([.M4]&gt;0);1;0)+IF((SUM([.K5:.L5])=0)            AND            ([.M5]&gt;0);1;0)+IF((SUM([.K6:.L6])=0)            AND            ([.M6]&gt;0);1;0)+IF((SUM([.K7:.L7])=0)            AND            ([.M7]&gt;0);1;0)+IF((SUM([.K8:.L8])=0)            AND            ([.M8]&gt;0);1;0)+IF((SUM([.K9:.L9])=0)            AND            ([.M9]&gt;0);1;0)+IF((SUM([.K10:.L10])=0)            AND            ([.M10]&gt;0);1;0)+IF((SUM([.K11:.L11])=0)            AND            ([.M11]&gt;0);1;0)+IF((SUM([.K12:.L12])=0)            AND            ([.M12]&gt;0);1;0)+IF((SUM([.K13:.L13])=0)            AND            ([.M13]&gt;0);1;0)+IF((SUM([.K14:.L14])=0)            AND            ([.M14]&gt;0);1;0)" office:value-type="float" office:value="2">
            <text:p>2</text:p>
          </table:table-cell>
          <table:table-cell table:style-name="ce75" table:formula="oooc:=IF((SUM([.K3:.M3])=0)            AND            ([.N3]&gt;0);1;0)+IF((SUM([.K4:.M4])=0)            AND            ([.N4]&gt;0);1;0)+IF((SUM([.K5:.M5])=0)            AND            ([.N5]&gt;0);1;0)+IF((SUM([.K6:.M6])=0)            AND            ([.N6]&gt;0);1;0)+IF((SUM([.K7:.M7])=0)            AND            ([.N7]&gt;0);1;0)+IF((SUM([.K8:.M8])=0)            AND            ([.N8]&gt;0);1;0)+IF((SUM([.K9:.M9])=0)            AND            ([.N9]&gt;0);1;0)+IF((SUM([.K10:.M10])=0)            AND            ([.N10]&gt;0);1;0)+IF((SUM([.K11:.M11])=0)            AND            ([.N11]&gt;0);1;0)+IF((SUM([.K12:.M12])=0)            AND            ([.N12]&gt;0);1;0)+IF((SUM([.K13:.M13])=0)            AND            ([.N13]&gt;0);1;0)+IF((SUM([.K14:.M14])=0)            AND            ([.N14]&gt;0);1;0)" office:value-type="float" office:value="2">
            <text:p>2</text:p>
          </table:table-cell>
          <table:table-cell table:style-name="ce75" table:formula="oooc:=IF((SUM([.K3:.N3])=0)            AND            ([.O3]&gt;0);1;0)+IF((SUM([.K4:.N4])=0)            AND            ([.O4]&gt;0);1;0)+IF((SUM([.K5:.N5])=0)            AND            ([.O5]&gt;0);1;0)+IF((SUM([.K6:.N6])=0)            AND            ([.O6]&gt;0);1;0)+IF((SUM([.K7:.N7])=0)            AND            ([.O7]&gt;0);1;0)+IF((SUM([.K8:.N8])=0)            AND            ([.O8]&gt;0);1;0)+IF((SUM([.K9:.N9])=0)            AND            ([.O9]&gt;0);1;0)+IF((SUM([.K10:.N10])=0)            AND            ([.O10]&gt;0);1;0)+IF((SUM([.K11:.N11])=0)            AND            ([.O11]&gt;0);1;0)+IF((SUM([.K12:.N12])=0)            AND            ([.O12]&gt;0);1;0)+IF((SUM([.K13:.N13])=0)            AND            ([.O13]&gt;0);1;0)+IF((SUM([.K14:.N14])=0)            AND            ([.O14]&gt;0);1;0)" office:value-type="float" office:value="2">
            <text:p>2</text:p>
          </table:table-cell>
          <table:table-cell table:style-name="ce75" table:formula="oooc:=IF((SUM([.K3:.O3])=0)            AND            ([.P3]&gt;0);1;0)+IF((SUM([.K4:.O4])=0)            AND            ([.P4]&gt;0);1;0)+IF((SUM([.K5:.O5])=0)            AND            ([.P5]&gt;0);1;0)+IF((SUM([.K6:.O6])=0)            AND            ([.P6]&gt;0);1;0)+IF((SUM([.K7:.O7])=0)            AND            ([.P7]&gt;0);1;0)+IF((SUM([.K8:.O8])=0)            AND            ([.P8]&gt;0);1;0)+IF((SUM([.K9:.O9])=0)            AND            ([.P9]&gt;0);1;0)+IF((SUM([.K10:.O10])=0)            AND            ([.P10]&gt;0);1;0)+IF((SUM([.K11:.O11])=0)            AND            ([.P11]&gt;0);1;0)+IF((SUM([.K12:.O12])=0)            AND            ([.P12]&gt;0);1;0)+IF((SUM([.K13:.O13])=0)            AND            ([.P13]&gt;0);1;0)+IF((SUM([.K14:.O14])=0)            AND            ([.P14]&gt;0);1;0)" office:value-type="float" office:value="1">
            <text:p>1</text:p>
          </table:table-cell>
          <table:table-cell table:style-name="ce75" table:formula="oooc:=IF((SUM([.K3:.P3])=0)            AND            ([.Q3]&gt;0);1;0)+IF((SUM([.K4:.P4])=0)            AND            ([.Q4]&gt;0);1;0)+IF((SUM([.K5:.P5])=0)            AND            ([.Q5]&gt;0);1;0)+IF((SUM([.K6:.P6])=0)            AND            ([.Q6]&gt;0);1;0)+IF((SUM([.K7:.P7])=0)            AND            ([.Q7]&gt;0);1;0)+IF((SUM([.K8:.P8])=0)            AND            ([.Q8]&gt;0);1;0)+IF((SUM([.K9:.P9])=0)            AND            ([.Q9]&gt;0);1;0)+IF((SUM([.K10:.P10])=0)            AND            ([.Q10]&gt;0);1;0)+IF((SUM([.K11:.P11])=0)            AND            ([.Q11]&gt;0);1;0)+IF((SUM([.K12:.P12])=0)            AND            ([.Q12]&gt;0);1;0)+IF((SUM([.K13:.P13])=0)            AND            ([.Q13]&gt;0);1;0)+IF((SUM([.K14:.P14])=0)            AND            ([.Q14]&gt;0);1;0)" office:value-type="float" office:value="1">
            <text:p>1</text:p>
          </table:table-cell>
          <table:table-cell table:style-name="ce75" table:formula="oooc:=IF((SUM([.K3:.Q3])=0)            AND            ([.R3]&gt;0);1;0)+IF((SUM([.K4:.Q4])=0)            AND            ([.R4]&gt;0);1;0)+IF((SUM([.K5:.Q5])=0)            AND            ([.R5]&gt;0);1;0)+IF((SUM([.K6:.Q6])=0)            AND            ([.R6]&gt;0);1;0)+IF((SUM([.K7:.Q7])=0)            AND            ([.R7]&gt;0);1;0)+IF((SUM([.K8:.Q8])=0)            AND            ([.R8]&gt;0);1;0)+IF((SUM([.K9:.Q9])=0)            AND            ([.R9]&gt;0);1;0)+IF((SUM([.K10:.Q10])=0)            AND            ([.R10]&gt;0);1;0)+IF((SUM([.K11:.Q11])=0)            AND            ([.R11]&gt;0);1;0)+IF((SUM([.K12:.Q12])=0)            AND            ([.R12]&gt;0);1;0)+IF((SUM([.K13:.Q13])=0)            AND            ([.R13]&gt;0);1;0)+IF((SUM([.K14:.Q14])=0)            AND            ([.R14]&gt;0);1;0)" office:value-type="float" office:value="0">
            <text:p>0</text:p>
          </table:table-cell>
          <table:table-cell table:style-name="ce75" table:formula="oooc:=IF((SUM([.K3:.R3])=0)            AND            ([.S3]&gt;0);1;0)+IF((SUM([.K4:.R4])=0)            AND            ([.S4]&gt;0);1;0)+IF((SUM([.K5:.R5])=0)            AND            ([.S5]&gt;0);1;0)+IF((SUM([.K6:.R6])=0)            AND            ([.S6]&gt;0);1;0)+IF((SUM([.K7:.R7])=0)            AND            ([.S7]&gt;0);1;0)+IF((SUM([.K8:.R8])=0)            AND            ([.S8]&gt;0);1;0)+IF((SUM([.K9:.R9])=0)            AND            ([.S9]&gt;0);1;0)+IF((SUM([.K10:.R10])=0)            AND            ([.S10]&gt;0);1;0)+IF((SUM([.K11:.R11])=0)            AND            ([.S11]&gt;0);1;0)+IF((SUM([.K12:.R12])=0)            AND            ([.S12]&gt;0);1;0)+IF((SUM([.K13:.R13])=0)            AND            ([.S13]&gt;0);1;0)+IF((SUM([.K14:.R14])=0)            AND            ([.S14]&gt;0);1;0)" office:value-type="float" office:value="0">
            <text:p>0</text:p>
          </table:table-cell>
          <table:table-cell table:style-name="ce75" table:formula="oooc:=IF((SUM([.K3:.S3])=0)            AND            ([.T3]&gt;0);1;0)+IF((SUM([.K4:.S4])=0)            AND            ([.T4]&gt;0);1;0)+IF((SUM([.K5:.S5])=0)            AND            ([.T5]&gt;0);1;0)+IF((SUM([.K6:.S6])=0)            AND            ([.T6]&gt;0);1;0)+IF((SUM([.K7:.S7])=0)            AND            ([.T7]&gt;0);1;0)+IF((SUM([.K8:.S8])=0)            AND            ([.T8]&gt;0);1;0)+IF((SUM([.K9:.S9])=0)            AND            ([.T9]&gt;0);1;0)+IF((SUM([.K10:.S10])=0)            AND            ([.T10]&gt;0);1;0)+IF((SUM([.K11:.S11])=0)            AND            ([.T11]&gt;0);1;0)+IF((SUM([.K12:.S12])=0)            AND            ([.T12]&gt;0);1;0)+IF((SUM([.K13:.S13])=0)            AND            ([.T13]&gt;0);1;0)+IF((SUM([.K14:.S14])=0)            AND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AND          ([.L3]&gt;0);&quot;'&quot;&amp;[.J3]&amp;&quot;', &quot;;&quot;&quot;)&amp;IF((SUM([.K4:.K4])=0)          AND          ([.L4]&gt;0);&quot;'&quot;&amp;[.J4]&amp;&quot;', &quot;;&quot;&quot;)&amp;IF((SUM([.K5:.K5])=0)          AND          ([.L5]&gt;0);&quot;'&quot;&amp;[.J5]&amp;&quot;', &quot;;&quot;&quot;)&amp;IF((SUM([.K6:.K6])=0)          AND          ([.L6]&gt;0);&quot;'&quot;&amp;[.J6]&amp;&quot;', &quot;;&quot;&quot;)&amp;IF((SUM([.K7:.K7])=0)          AND          ([.L7]&gt;0);&quot;'&quot;&amp;[.J7]&amp;&quot;', &quot;;&quot;&quot;)&amp;IF((SUM([.K8:.K8])=0)          AND          ([.L8]&gt;0);&quot;'&quot;&amp;[.J8]&amp;&quot;', &quot;;&quot;&quot;)&amp;IF((SUM([.K9:.K9])=0)          AND          ([.L9]&gt;0);&quot;'&quot;&amp;[.J9]&amp;&quot;', &quot;;&quot;&quot;)&amp;IF((SUM([.K10:.K10])=0)          AND          ([.L10]&gt;0);&quot;'&quot;&amp;[.J10]&amp;&quot;', &quot;;&quot;&quot;)&amp;IF((SUM([.K11:.K11])=0)          AND          ([.L11]&gt;0);&quot;'&quot;&amp;[.J11]&amp;&quot;', &quot;;&quot;&quot;)&amp;IF((SUM([.K12:.K12])=0)          AND          ([.L12]&gt;0);&quot;'&quot;&amp;[.J12]&amp;&quot;', &quot;;&quot;&quot;)&amp;IF((SUM([.K13:.K13])=0)          AND          ([.L13]&gt;0);&quot;'&quot;&amp;[.J13]&amp;&quot;', &quot;;&quot;&quot;)&amp;IF((SUM([.K14:.K14])=0)          AND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AND          ([.M3]&gt;0);&quot;'&quot;&amp;[.J3]&amp;&quot;', &quot;;&quot;&quot;)&amp;IF((SUM([.K4:.L4])=0)          AND          ([.M4]&gt;0);&quot;'&quot;&amp;[.J4]&amp;&quot;', &quot;;&quot;&quot;)&amp;IF((SUM([.K5:.L5])=0)          AND          ([.M5]&gt;0);&quot;'&quot;&amp;[.J5]&amp;&quot;', &quot;;&quot;&quot;)&amp;IF((SUM([.K6:.L6])=0)          AND          ([.M6]&gt;0);&quot;'&quot;&amp;[.J6]&amp;&quot;', &quot;;&quot;&quot;)&amp;IF((SUM([.K7:.L7])=0)          AND          ([.M7]&gt;0);&quot;'&quot;&amp;[.J7]&amp;&quot;', &quot;;&quot;&quot;)&amp;IF((SUM([.K8:.L8])=0)          AND          ([.M8]&gt;0);&quot;'&quot;&amp;[.J8]&amp;&quot;', &quot;;&quot;&quot;)&amp;IF((SUM([.K9:.L9])=0)          AND          ([.M9]&gt;0);&quot;'&quot;&amp;[.J9]&amp;&quot;', &quot;;&quot;&quot;)&amp;IF((SUM([.K10:.L10])=0)          AND          ([.M10]&gt;0);&quot;'&quot;&amp;[.J10]&amp;&quot;', &quot;;&quot;&quot;)&amp;IF((SUM([.K11:.L11])=0)          AND          ([.M11]&gt;0);&quot;'&quot;&amp;[.J11]&amp;&quot;', &quot;;&quot;&quot;)&amp;IF((SUM([.K12:.L12])=0)          AND          ([.M12]&gt;0);&quot;'&quot;&amp;[.J12]&amp;&quot;', &quot;;&quot;&quot;)&amp;IF((SUM([.K13:.L13])=0)          AND          ([.M13]&gt;0);&quot;'&quot;&amp;[.J13]&amp;&quot;', &quot;;&quot;&quot;)&amp;IF((SUM([.K14:.L14])=0)          AND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AND          ([.N3]&gt;0);&quot;'&quot;&amp;[.J3]&amp;&quot;', &quot;;&quot;&quot;)&amp;IF((SUM([.K4:.M4])=0)          AND          ([.N4]&gt;0);&quot;'&quot;&amp;[.J4]&amp;&quot;', &quot;;&quot;&quot;)&amp;IF((SUM([.K5:.M5])=0)          AND          ([.N5]&gt;0);&quot;'&quot;&amp;[.J5]&amp;&quot;', &quot;;&quot;&quot;)&amp;IF((SUM([.K6:.M6])=0)          AND          ([.N6]&gt;0);&quot;'&quot;&amp;[.J6]&amp;&quot;', &quot;;&quot;&quot;)&amp;IF((SUM([.K7:.M7])=0)          AND          ([.N7]&gt;0);&quot;'&quot;&amp;[.J7]&amp;&quot;', &quot;;&quot;&quot;)&amp;IF((SUM([.K8:.M8])=0)          AND          ([.N8]&gt;0);&quot;'&quot;&amp;[.J8]&amp;&quot;', &quot;;&quot;&quot;)&amp;IF((SUM([.K9:.M9])=0)          AND          ([.N9]&gt;0);&quot;'&quot;&amp;[.J9]&amp;&quot;', &quot;;&quot;&quot;)&amp;IF((SUM([.K10:.M10])=0)          AND          ([.N10]&gt;0);&quot;'&quot;&amp;[.J10]&amp;&quot;', &quot;;&quot;&quot;)&amp;IF((SUM([.K11:.M11])=0)          AND          ([.N11]&gt;0);&quot;'&quot;&amp;[.J11]&amp;&quot;', &quot;;&quot;&quot;)&amp;IF((SUM([.K12:.M12])=0)          AND          ([.N12]&gt;0);&quot;'&quot;&amp;[.J12]&amp;&quot;', &quot;;&quot;&quot;)&amp;IF((SUM([.K13:.M13])=0)          AND          ([.N13]&gt;0);&quot;'&quot;&amp;[.J13]&amp;&quot;', &quot;;&quot;&quot;)&amp;IF((SUM([.K14:.M14])=0)          AND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AND          ([.O3]&gt;0);&quot;'&quot;&amp;[.J3]&amp;&quot;', &quot;;&quot;&quot;)&amp;IF((SUM([.K4:.N4])=0)          AND          ([.O4]&gt;0);&quot;'&quot;&amp;[.J4]&amp;&quot;', &quot;;&quot;&quot;)&amp;IF((SUM([.K5:.N5])=0)          AND          ([.O5]&gt;0);&quot;'&quot;&amp;[.J5]&amp;&quot;', &quot;;&quot;&quot;)&amp;IF((SUM([.K6:.N6])=0)          AND          ([.O6]&gt;0);&quot;'&quot;&amp;[.J6]&amp;&quot;', &quot;;&quot;&quot;)&amp;IF((SUM([.K7:.N7])=0)          AND          ([.O7]&gt;0);&quot;'&quot;&amp;[.J7]&amp;&quot;', &quot;;&quot;&quot;)&amp;IF((SUM([.K8:.N8])=0)          AND          ([.O8]&gt;0);&quot;'&quot;&amp;[.J8]&amp;&quot;', &quot;;&quot;&quot;)&amp;IF((SUM([.K9:.N9])=0)          AND          ([.O9]&gt;0);&quot;'&quot;&amp;[.J9]&amp;&quot;', &quot;;&quot;&quot;)&amp;IF((SUM([.K10:.N10])=0)          AND          ([.O10]&gt;0);&quot;'&quot;&amp;[.J10]&amp;&quot;', &quot;;&quot;&quot;)&amp;IF((SUM([.K11:.N11])=0)          AND          ([.O11]&gt;0);&quot;'&quot;&amp;[.J11]&amp;&quot;', &quot;;&quot;&quot;)&amp;IF((SUM([.K12:.N12])=0)          AND          ([.O12]&gt;0);&quot;'&quot;&amp;[.J12]&amp;&quot;', &quot;;&quot;&quot;)&amp;IF((SUM([.K13:.N13])=0)          AND          ([.O13]&gt;0);&quot;'&quot;&amp;[.J13]&amp;&quot;', &quot;;&quot;&quot;)&amp;IF((SUM([.K14:.N14])=0)          AND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AND          ([.P3]&gt;0);&quot;'&quot;&amp;[.J3]&amp;&quot;', &quot;;&quot;&quot;)&amp;IF((SUM([.K4:.O4])=0)          AND          ([.P4]&gt;0);&quot;'&quot;&amp;[.J4]&amp;&quot;', &quot;;&quot;&quot;)&amp;IF((SUM([.K5:.O5])=0)          AND          ([.P5]&gt;0);&quot;'&quot;&amp;[.J5]&amp;&quot;', &quot;;&quot;&quot;)&amp;IF((SUM([.K6:.O6])=0)          AND          ([.P6]&gt;0);&quot;'&quot;&amp;[.J6]&amp;&quot;', &quot;;&quot;&quot;)&amp;IF((SUM([.K7:.O7])=0)          AND          ([.P7]&gt;0);&quot;'&quot;&amp;[.J7]&amp;&quot;', &quot;;&quot;&quot;)&amp;IF((SUM([.K8:.O8])=0)          AND          ([.P8]&gt;0);&quot;'&quot;&amp;[.J8]&amp;&quot;', &quot;;&quot;&quot;)&amp;IF((SUM([.K9:.O9])=0)          AND          ([.P9]&gt;0);&quot;'&quot;&amp;[.J9]&amp;&quot;', &quot;;&quot;&quot;)&amp;IF((SUM([.K10:.O10])=0)          AND          ([.P10]&gt;0);&quot;'&quot;&amp;[.J10]&amp;&quot;', &quot;;&quot;&quot;)&amp;IF((SUM([.K11:.O11])=0)          AND          ([.P11]&gt;0);&quot;'&quot;&amp;[.J11]&amp;&quot;', &quot;;&quot;&quot;)&amp;IF((SUM([.K12:.O12])=0)          AND          ([.P12]&gt;0);&quot;'&quot;&amp;[.J12]&amp;&quot;', &quot;;&quot;&quot;)&amp;IF((SUM([.K13:.O13])=0)          AND          ([.P13]&gt;0);&quot;'&quot;&amp;[.J13]&amp;&quot;', &quot;;&quot;&quot;)&amp;IF((SUM([.K14:.O14])=0)          AND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AND          ([.Q3]&gt;0);&quot;'&quot;&amp;[.J3]&amp;&quot;', &quot;;&quot;&quot;)&amp;IF((SUM([.K4:.P4])=0)          AND          ([.Q4]&gt;0);&quot;'&quot;&amp;[.J4]&amp;&quot;', &quot;;&quot;&quot;)&amp;IF((SUM([.K5:.P5])=0)          AND          ([.Q5]&gt;0);&quot;'&quot;&amp;[.J5]&amp;&quot;', &quot;;&quot;&quot;)&amp;IF((SUM([.K6:.P6])=0)          AND          ([.Q6]&gt;0);&quot;'&quot;&amp;[.J6]&amp;&quot;', &quot;;&quot;&quot;)&amp;IF((SUM([.K7:.P7])=0)          AND          ([.Q7]&gt;0);&quot;'&quot;&amp;[.J7]&amp;&quot;', &quot;;&quot;&quot;)&amp;IF((SUM([.K8:.P8])=0)          AND          ([.Q8]&gt;0);&quot;'&quot;&amp;[.J8]&amp;&quot;', &quot;;&quot;&quot;)&amp;IF((SUM([.K9:.P9])=0)          AND          ([.Q9]&gt;0);&quot;'&quot;&amp;[.J9]&amp;&quot;', &quot;;&quot;&quot;)&amp;IF((SUM([.K10:.P10])=0)          AND          ([.Q10]&gt;0);&quot;'&quot;&amp;[.J10]&amp;&quot;', &quot;;&quot;&quot;)&amp;IF((SUM([.K11:.P11])=0)          AND          ([.Q11]&gt;0);&quot;'&quot;&amp;[.J11]&amp;&quot;', &quot;;&quot;&quot;)&amp;IF((SUM([.K12:.P12])=0)          AND          ([.Q12]&gt;0);&quot;'&quot;&amp;[.J12]&amp;&quot;', &quot;;&quot;&quot;)&amp;IF((SUM([.K13:.P13])=0)          AND          ([.Q13]&gt;0);&quot;'&quot;&amp;[.J13]&amp;&quot;', &quot;;&quot;&quot;)&amp;IF((SUM([.K14:.P14])=0)          AND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AND          ([.R3]&gt;0);&quot;'&quot;&amp;[.J3]&amp;&quot;', &quot;;&quot;&quot;)&amp;IF((SUM([.K4:.Q4])=0)          AND          ([.R4]&gt;0);&quot;'&quot;&amp;[.J4]&amp;&quot;', &quot;;&quot;&quot;)&amp;IF((SUM([.K5:.Q5])=0)          AND          ([.R5]&gt;0);&quot;'&quot;&amp;[.J5]&amp;&quot;', &quot;;&quot;&quot;)&amp;IF((SUM([.K6:.Q6])=0)          AND          ([.R6]&gt;0);&quot;'&quot;&amp;[.J6]&amp;&quot;', &quot;;&quot;&quot;)&amp;IF((SUM([.K7:.Q7])=0)          AND          ([.R7]&gt;0);&quot;'&quot;&amp;[.J7]&amp;&quot;', &quot;;&quot;&quot;)&amp;IF((SUM([.K8:.Q8])=0)          AND          ([.R8]&gt;0);&quot;'&quot;&amp;[.J8]&amp;&quot;', &quot;;&quot;&quot;)&amp;IF((SUM([.K9:.Q9])=0)          AND          ([.R9]&gt;0);&quot;'&quot;&amp;[.J9]&amp;&quot;', &quot;;&quot;&quot;)&amp;IF((SUM([.K10:.Q10])=0)          AND          ([.R10]&gt;0);&quot;'&quot;&amp;[.J10]&amp;&quot;', &quot;;&quot;&quot;)&amp;IF((SUM([.K11:.Q11])=0)          AND          ([.R11]&gt;0);&quot;'&quot;&amp;[.J11]&amp;&quot;', &quot;;&quot;&quot;)&amp;IF((SUM([.K12:.Q12])=0)          AND          ([.R12]&gt;0);&quot;'&quot;&amp;[.J12]&amp;&quot;', &quot;;&quot;&quot;)&amp;IF((SUM([.K13:.Q13])=0)          AND          ([.R13]&gt;0);&quot;'&quot;&amp;[.J13]&amp;&quot;', &quot;;&quot;&quot;)&amp;IF((SUM([.K14:.Q14])=0)          AND          ([.R14]&gt;0);&quot;'&quot;&amp;[.J14]&amp;&quot;', &quot;;&quot;&quot;)">
            <text:p/>
          </table:table-cell>
          <table:table-cell table:style-name="ce81" table:formula="oooc:=IF((SUM([.K3:.R3])=0)          AND          ([.S3]&gt;0);&quot;'&quot;&amp;[.J3]&amp;&quot;', &quot;;&quot;&quot;)&amp;IF((SUM([.K4:.R4])=0)          AND          ([.S4]&gt;0);&quot;'&quot;&amp;[.J4]&amp;&quot;', &quot;;&quot;&quot;)&amp;IF((SUM([.K5:.R5])=0)          AND          ([.S5]&gt;0);&quot;'&quot;&amp;[.J5]&amp;&quot;', &quot;;&quot;&quot;)&amp;IF((SUM([.K6:.R6])=0)          AND          ([.S6]&gt;0);&quot;'&quot;&amp;[.J6]&amp;&quot;', &quot;;&quot;&quot;)&amp;IF((SUM([.K7:.R7])=0)          AND          ([.S7]&gt;0);&quot;'&quot;&amp;[.J7]&amp;&quot;', &quot;;&quot;&quot;)&amp;IF((SUM([.K8:.R8])=0)          AND          ([.S8]&gt;0);&quot;'&quot;&amp;[.J8]&amp;&quot;', &quot;;&quot;&quot;)&amp;IF((SUM([.K9:.R9])=0)          AND          ([.S9]&gt;0);&quot;'&quot;&amp;[.J9]&amp;&quot;', &quot;;&quot;&quot;)&amp;IF((SUM([.K10:.R10])=0)          AND          ([.S10]&gt;0);&quot;'&quot;&amp;[.J10]&amp;&quot;', &quot;;&quot;&quot;)&amp;IF((SUM([.K11:.R11])=0)          AND          ([.S11]&gt;0);&quot;'&quot;&amp;[.J11]&amp;&quot;', &quot;;&quot;&quot;)&amp;IF((SUM([.K12:.R12])=0)          AND          ([.S12]&gt;0);&quot;'&quot;&amp;[.J12]&amp;&quot;', &quot;;&quot;&quot;)&amp;IF((SUM([.K13:.R13])=0)          AND          ([.S13]&gt;0);&quot;'&quot;&amp;[.J13]&amp;&quot;', &quot;;&quot;&quot;)&amp;IF((SUM([.K14:.R14])=0)          AND          ([.S14]&gt;0);&quot;'&quot;&amp;[.J14]&amp;&quot;', &quot;;&quot;&quot;)">
            <text:p/>
          </table:table-cell>
          <table:table-cell table:style-name="ce81" table:formula="oooc:=IF((SUM([.K3:.S3])=0)          AND          ([.T3]&gt;0);&quot;'&quot;&amp;[.J3]&amp;&quot;', &quot;;&quot;&quot;)&amp;IF((SUM([.K4:.S4])=0)          AND          ([.T4]&gt;0);&quot;'&quot;&amp;[.J4]&amp;&quot;', &quot;;&quot;&quot;)&amp;IF((SUM([.K5:.S5])=0)          AND          ([.T5]&gt;0);&quot;'&quot;&amp;[.J5]&amp;&quot;', &quot;;&quot;&quot;)&amp;IF((SUM([.K6:.S6])=0)          AND          ([.T6]&gt;0);&quot;'&quot;&amp;[.J6]&amp;&quot;', &quot;;&quot;&quot;)&amp;IF((SUM([.K7:.S7])=0)          AND          ([.T7]&gt;0);&quot;'&quot;&amp;[.J7]&amp;&quot;', &quot;;&quot;&quot;)&amp;IF((SUM([.K8:.S8])=0)          AND          ([.T8]&gt;0);&quot;'&quot;&amp;[.J8]&amp;&quot;', &quot;;&quot;&quot;)&amp;IF((SUM([.K9:.S9])=0)          AND          ([.T9]&gt;0);&quot;'&quot;&amp;[.J9]&amp;&quot;', &quot;;&quot;&quot;)&amp;IF((SUM([.K10:.S10])=0)          AND          ([.T10]&gt;0);&quot;'&quot;&amp;[.J10]&amp;&quot;', &quot;;&quot;&quot;)&amp;IF((SUM([.K11:.S11])=0)          AND          ([.T11]&gt;0);&quot;'&quot;&amp;[.J11]&amp;&quot;', &quot;;&quot;&quot;)&amp;IF((SUM([.K12:.S12])=0)          AND          ([.T12]&gt;0);&quot;'&quot;&amp;[.J12]&amp;&quot;', &quot;;&quot;&quot;)&amp;IF((SUM([.K13:.S13])=0)          AND          ([.T13]&gt;0);&quot;'&quot;&amp;[.J13]&amp;&quot;', &quot;;&quot;&quot;)&amp;IF((SUM([.K14:.S14])=0)          AND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AND            ([.L3]&gt;0);1;0)+IF((SUM([.K4:.K4])=0)            AND            ([.L4]&gt;0);1;0)+IF((SUM([.K5:.K5])=0)            AND            ([.L5]&gt;0);1;0)+IF((SUM([.K6:.K6])=0)            AND            ([.L6]&gt;0);1;0)+IF((SUM([.K7:.K7])=0)            AND            ([.L7]&gt;0);1;0)+IF((SUM([.K8:.K8])=0)            AND            ([.L8]&gt;0);1;0)+IF((SUM([.K9:.K9])=0)            AND            ([.L9]&gt;0);1;0)+IF((SUM([.K10:.K10])=0)            AND            ([.L10]&gt;0);1;0)+IF((SUM([.K11:.K11])=0)            AND            ([.L11]&gt;0);1;0)+IF((SUM([.K12:.K12])=0)            AND            ([.L12]&gt;0);1;0)+IF((SUM([.K13:.K13])=0)            AND            ([.L13]&gt;0);1;0)+IF((SUM([.K14:.K14])=0)            AND            ([.L14]&gt;0);1;0)" office:value-type="float" office:value="2">
            <text:p>2</text:p>
          </table:table-cell>
          <table:table-cell table:style-name="ce75" table:formula="oooc:=IF((SUM([.K3:.L3])=0)            AND            ([.M3]&gt;0);1;0)+IF((SUM([.K4:.L4])=0)            AND            ([.M4]&gt;0);1;0)+IF((SUM([.K5:.L5])=0)            AND            ([.M5]&gt;0);1;0)+IF((SUM([.K6:.L6])=0)            AND            ([.M6]&gt;0);1;0)+IF((SUM([.K7:.L7])=0)            AND            ([.M7]&gt;0);1;0)+IF((SUM([.K8:.L8])=0)            AND            ([.M8]&gt;0);1;0)+IF((SUM([.K9:.L9])=0)            AND            ([.M9]&gt;0);1;0)+IF((SUM([.K10:.L10])=0)            AND            ([.M10]&gt;0);1;0)+IF((SUM([.K11:.L11])=0)            AND            ([.M11]&gt;0);1;0)+IF((SUM([.K12:.L12])=0)            AND            ([.M12]&gt;0);1;0)+IF((SUM([.K13:.L13])=0)            AND            ([.M13]&gt;0);1;0)+IF((SUM([.K14:.L14])=0)            AND            ([.M14]&gt;0);1;0)" office:value-type="float" office:value="2">
            <text:p>2</text:p>
          </table:table-cell>
          <table:table-cell table:style-name="ce75" table:formula="oooc:=IF((SUM([.K3:.M3])=0)            AND            ([.N3]&gt;0);1;0)+IF((SUM([.K4:.M4])=0)            AND            ([.N4]&gt;0);1;0)+IF((SUM([.K5:.M5])=0)            AND            ([.N5]&gt;0);1;0)+IF((SUM([.K6:.M6])=0)            AND            ([.N6]&gt;0);1;0)+IF((SUM([.K7:.M7])=0)            AND            ([.N7]&gt;0);1;0)+IF((SUM([.K8:.M8])=0)            AND            ([.N8]&gt;0);1;0)+IF((SUM([.K9:.M9])=0)            AND            ([.N9]&gt;0);1;0)+IF((SUM([.K10:.M10])=0)            AND            ([.N10]&gt;0);1;0)+IF((SUM([.K11:.M11])=0)            AND            ([.N11]&gt;0);1;0)+IF((SUM([.K12:.M12])=0)            AND            ([.N12]&gt;0);1;0)+IF((SUM([.K13:.M13])=0)            AND            ([.N13]&gt;0);1;0)+IF((SUM([.K14:.M14])=0)            AND            ([.N14]&gt;0);1;0)" office:value-type="float" office:value="2">
            <text:p>2</text:p>
          </table:table-cell>
          <table:table-cell table:style-name="ce75" table:formula="oooc:=IF((SUM([.K3:.N3])=0)            AND            ([.O3]&gt;0);1;0)+IF((SUM([.K4:.N4])=0)            AND            ([.O4]&gt;0);1;0)+IF((SUM([.K5:.N5])=0)            AND            ([.O5]&gt;0);1;0)+IF((SUM([.K6:.N6])=0)            AND            ([.O6]&gt;0);1;0)+IF((SUM([.K7:.N7])=0)            AND            ([.O7]&gt;0);1;0)+IF((SUM([.K8:.N8])=0)            AND            ([.O8]&gt;0);1;0)+IF((SUM([.K9:.N9])=0)            AND            ([.O9]&gt;0);1;0)+IF((SUM([.K10:.N10])=0)            AND            ([.O10]&gt;0);1;0)+IF((SUM([.K11:.N11])=0)            AND            ([.O11]&gt;0);1;0)+IF((SUM([.K12:.N12])=0)            AND            ([.O12]&gt;0);1;0)+IF((SUM([.K13:.N13])=0)            AND            ([.O13]&gt;0);1;0)+IF((SUM([.K14:.N14])=0)            AND            ([.O14]&gt;0);1;0)" office:value-type="float" office:value="2">
            <text:p>2</text:p>
          </table:table-cell>
          <table:table-cell table:style-name="ce75" table:formula="oooc:=IF((SUM([.K3:.O3])=0)            AND            ([.P3]&gt;0);1;0)+IF((SUM([.K4:.O4])=0)            AND            ([.P4]&gt;0);1;0)+IF((SUM([.K5:.O5])=0)            AND            ([.P5]&gt;0);1;0)+IF((SUM([.K6:.O6])=0)            AND            ([.P6]&gt;0);1;0)+IF((SUM([.K7:.O7])=0)            AND            ([.P7]&gt;0);1;0)+IF((SUM([.K8:.O8])=0)            AND            ([.P8]&gt;0);1;0)+IF((SUM([.K9:.O9])=0)            AND            ([.P9]&gt;0);1;0)+IF((SUM([.K10:.O10])=0)            AND            ([.P10]&gt;0);1;0)+IF((SUM([.K11:.O11])=0)            AND            ([.P11]&gt;0);1;0)+IF((SUM([.K12:.O12])=0)            AND            ([.P12]&gt;0);1;0)+IF((SUM([.K13:.O13])=0)            AND            ([.P13]&gt;0);1;0)+IF((SUM([.K14:.O14])=0)            AND            ([.P14]&gt;0);1;0)" office:value-type="float" office:value="1">
            <text:p>1</text:p>
          </table:table-cell>
          <table:table-cell table:style-name="ce75" table:formula="oooc:=IF((SUM([.K3:.P3])=0)            AND            ([.Q3]&gt;0);1;0)+IF((SUM([.K4:.P4])=0)            AND            ([.Q4]&gt;0);1;0)+IF((SUM([.K5:.P5])=0)            AND            ([.Q5]&gt;0);1;0)+IF((SUM([.K6:.P6])=0)            AND            ([.Q6]&gt;0);1;0)+IF((SUM([.K7:.P7])=0)            AND            ([.Q7]&gt;0);1;0)+IF((SUM([.K8:.P8])=0)            AND            ([.Q8]&gt;0);1;0)+IF((SUM([.K9:.P9])=0)            AND            ([.Q9]&gt;0);1;0)+IF((SUM([.K10:.P10])=0)            AND            ([.Q10]&gt;0);1;0)+IF((SUM([.K11:.P11])=0)            AND            ([.Q11]&gt;0);1;0)+IF((SUM([.K12:.P12])=0)            AND            ([.Q12]&gt;0);1;0)+IF((SUM([.K13:.P13])=0)            AND            ([.Q13]&gt;0);1;0)+IF((SUM([.K14:.P14])=0)            AND            ([.Q14]&gt;0);1;0)" office:value-type="float" office:value="1">
            <text:p>1</text:p>
          </table:table-cell>
          <table:table-cell table:style-name="ce75" table:formula="oooc:=IF((SUM([.K3:.Q3])=0)            AND            ([.R3]&gt;0);1;0)+IF((SUM([.K4:.Q4])=0)            AND            ([.R4]&gt;0);1;0)+IF((SUM([.K5:.Q5])=0)            AND            ([.R5]&gt;0);1;0)+IF((SUM([.K6:.Q6])=0)            AND            ([.R6]&gt;0);1;0)+IF((SUM([.K7:.Q7])=0)            AND            ([.R7]&gt;0);1;0)+IF((SUM([.K8:.Q8])=0)            AND            ([.R8]&gt;0);1;0)+IF((SUM([.K9:.Q9])=0)            AND            ([.R9]&gt;0);1;0)+IF((SUM([.K10:.Q10])=0)            AND            ([.R10]&gt;0);1;0)+IF((SUM([.K11:.Q11])=0)            AND            ([.R11]&gt;0);1;0)+IF((SUM([.K12:.Q12])=0)            AND            ([.R12]&gt;0);1;0)+IF((SUM([.K13:.Q13])=0)            AND            ([.R13]&gt;0);1;0)+IF((SUM([.K14:.Q14])=0)            AND            ([.R14]&gt;0);1;0)" office:value-type="float" office:value="0">
            <text:p>0</text:p>
          </table:table-cell>
          <table:table-cell table:style-name="ce75" table:formula="oooc:=IF((SUM([.K3:.R3])=0)            AND            ([.S3]&gt;0);1;0)+IF((SUM([.K4:.R4])=0)            AND            ([.S4]&gt;0);1;0)+IF((SUM([.K5:.R5])=0)            AND            ([.S5]&gt;0);1;0)+IF((SUM([.K6:.R6])=0)            AND            ([.S6]&gt;0);1;0)+IF((SUM([.K7:.R7])=0)            AND            ([.S7]&gt;0);1;0)+IF((SUM([.K8:.R8])=0)            AND            ([.S8]&gt;0);1;0)+IF((SUM([.K9:.R9])=0)            AND            ([.S9]&gt;0);1;0)+IF((SUM([.K10:.R10])=0)            AND            ([.S10]&gt;0);1;0)+IF((SUM([.K11:.R11])=0)            AND            ([.S11]&gt;0);1;0)+IF((SUM([.K12:.R12])=0)            AND            ([.S12]&gt;0);1;0)+IF((SUM([.K13:.R13])=0)            AND            ([.S13]&gt;0);1;0)+IF((SUM([.K14:.R14])=0)            AND            ([.S14]&gt;0);1;0)" office:value-type="float" office:value="0">
            <text:p>0</text:p>
          </table:table-cell>
          <table:table-cell table:style-name="ce75" table:formula="oooc:=IF((SUM([.K3:.S3])=0)            AND            ([.T3]&gt;0);1;0)+IF((SUM([.K4:.S4])=0)            AND            ([.T4]&gt;0);1;0)+IF((SUM([.K5:.S5])=0)            AND            ([.T5]&gt;0);1;0)+IF((SUM([.K6:.S6])=0)            AND            ([.T6]&gt;0);1;0)+IF((SUM([.K7:.S7])=0)            AND            ([.T7]&gt;0);1;0)+IF((SUM([.K8:.S8])=0)            AND            ([.T8]&gt;0);1;0)+IF((SUM([.K9:.S9])=0)            AND            ([.T9]&gt;0);1;0)+IF((SUM([.K10:.S10])=0)            AND            ([.T10]&gt;0);1;0)+IF((SUM([.K11:.S11])=0)            AND            ([.T11]&gt;0);1;0)+IF((SUM([.K12:.S12])=0)            AND            ([.T12]&gt;0);1;0)+IF((SUM([.K13:.S13])=0)            AND            ([.T13]&gt;0);1;0)+IF((SUM([.K14:.S14])=0)            AND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AND          ([.L3]&gt;0);&quot;'&quot;&amp;[.J3]&amp;&quot;', &quot;;&quot;&quot;)&amp;IF((SUM([.K4:.K4])=0)          AND          ([.L4]&gt;0);&quot;'&quot;&amp;[.J4]&amp;&quot;', &quot;;&quot;&quot;)&amp;IF((SUM([.K5:.K5])=0)          AND          ([.L5]&gt;0);&quot;'&quot;&amp;[.J5]&amp;&quot;', &quot;;&quot;&quot;)&amp;IF((SUM([.K6:.K6])=0)          AND          ([.L6]&gt;0);&quot;'&quot;&amp;[.J6]&amp;&quot;', &quot;;&quot;&quot;)&amp;IF((SUM([.K7:.K7])=0)          AND          ([.L7]&gt;0);&quot;'&quot;&amp;[.J7]&amp;&quot;', &quot;;&quot;&quot;)&amp;IF((SUM([.K8:.K8])=0)          AND          ([.L8]&gt;0);&quot;'&quot;&amp;[.J8]&amp;&quot;', &quot;;&quot;&quot;)&amp;IF((SUM([.K9:.K9])=0)          AND          ([.L9]&gt;0);&quot;'&quot;&amp;[.J9]&amp;&quot;', &quot;;&quot;&quot;)&amp;IF((SUM([.K10:.K10])=0)          AND          ([.L10]&gt;0);&quot;'&quot;&amp;[.J10]&amp;&quot;', &quot;;&quot;&quot;)&amp;IF((SUM([.K11:.K11])=0)          AND          ([.L11]&gt;0);&quot;'&quot;&amp;[.J11]&amp;&quot;', &quot;;&quot;&quot;)&amp;IF((SUM([.K12:.K12])=0)          AND          ([.L12]&gt;0);&quot;'&quot;&amp;[.J12]&amp;&quot;', &quot;;&quot;&quot;)&amp;IF((SUM([.K13:.K13])=0)          AND          ([.L13]&gt;0);&quot;'&quot;&amp;[.J13]&amp;&quot;', &quot;;&quot;&quot;)&amp;IF((SUM([.K14:.K14])=0)          AND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AND          ([.M3]&gt;0);&quot;'&quot;&amp;[.J3]&amp;&quot;', &quot;;&quot;&quot;)&amp;IF((SUM([.K4:.L4])=0)          AND          ([.M4]&gt;0);&quot;'&quot;&amp;[.J4]&amp;&quot;', &quot;;&quot;&quot;)&amp;IF((SUM([.K5:.L5])=0)          AND          ([.M5]&gt;0);&quot;'&quot;&amp;[.J5]&amp;&quot;', &quot;;&quot;&quot;)&amp;IF((SUM([.K6:.L6])=0)          AND          ([.M6]&gt;0);&quot;'&quot;&amp;[.J6]&amp;&quot;', &quot;;&quot;&quot;)&amp;IF((SUM([.K7:.L7])=0)          AND          ([.M7]&gt;0);&quot;'&quot;&amp;[.J7]&amp;&quot;', &quot;;&quot;&quot;)&amp;IF((SUM([.K8:.L8])=0)          AND          ([.M8]&gt;0);&quot;'&quot;&amp;[.J8]&amp;&quot;', &quot;;&quot;&quot;)&amp;IF((SUM([.K9:.L9])=0)          AND          ([.M9]&gt;0);&quot;'&quot;&amp;[.J9]&amp;&quot;', &quot;;&quot;&quot;)&amp;IF((SUM([.K10:.L10])=0)          AND          ([.M10]&gt;0);&quot;'&quot;&amp;[.J10]&amp;&quot;', &quot;;&quot;&quot;)&amp;IF((SUM([.K11:.L11])=0)          AND          ([.M11]&gt;0);&quot;'&quot;&amp;[.J11]&amp;&quot;', &quot;;&quot;&quot;)&amp;IF((SUM([.K12:.L12])=0)          AND          ([.M12]&gt;0);&quot;'&quot;&amp;[.J12]&amp;&quot;', &quot;;&quot;&quot;)&amp;IF((SUM([.K13:.L13])=0)          AND          ([.M13]&gt;0);&quot;'&quot;&amp;[.J13]&amp;&quot;', &quot;;&quot;&quot;)&amp;IF((SUM([.K14:.L14])=0)          AND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AND          ([.N3]&gt;0);&quot;'&quot;&amp;[.J3]&amp;&quot;', &quot;;&quot;&quot;)&amp;IF((SUM([.K4:.M4])=0)          AND          ([.N4]&gt;0);&quot;'&quot;&amp;[.J4]&amp;&quot;', &quot;;&quot;&quot;)&amp;IF((SUM([.K5:.M5])=0)          AND          ([.N5]&gt;0);&quot;'&quot;&amp;[.J5]&amp;&quot;', &quot;;&quot;&quot;)&amp;IF((SUM([.K6:.M6])=0)          AND          ([.N6]&gt;0);&quot;'&quot;&amp;[.J6]&amp;&quot;', &quot;;&quot;&quot;)&amp;IF((SUM([.K7:.M7])=0)          AND          ([.N7]&gt;0);&quot;'&quot;&amp;[.J7]&amp;&quot;', &quot;;&quot;&quot;)&amp;IF((SUM([.K8:.M8])=0)          AND          ([.N8]&gt;0);&quot;'&quot;&amp;[.J8]&amp;&quot;', &quot;;&quot;&quot;)&amp;IF((SUM([.K9:.M9])=0)          AND          ([.N9]&gt;0);&quot;'&quot;&amp;[.J9]&amp;&quot;', &quot;;&quot;&quot;)&amp;IF((SUM([.K10:.M10])=0)          AND          ([.N10]&gt;0);&quot;'&quot;&amp;[.J10]&amp;&quot;', &quot;;&quot;&quot;)&amp;IF((SUM([.K11:.M11])=0)          AND          ([.N11]&gt;0);&quot;'&quot;&amp;[.J11]&amp;&quot;', &quot;;&quot;&quot;)&amp;IF((SUM([.K12:.M12])=0)          AND          ([.N12]&gt;0);&quot;'&quot;&amp;[.J12]&amp;&quot;', &quot;;&quot;&quot;)&amp;IF((SUM([.K13:.M13])=0)          AND          ([.N13]&gt;0);&quot;'&quot;&amp;[.J13]&amp;&quot;', &quot;;&quot;&quot;)&amp;IF((SUM([.K14:.M14])=0)          AND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AND          ([.O3]&gt;0);&quot;'&quot;&amp;[.J3]&amp;&quot;', &quot;;&quot;&quot;)&amp;IF((SUM([.K4:.N4])=0)          AND          ([.O4]&gt;0);&quot;'&quot;&amp;[.J4]&amp;&quot;', &quot;;&quot;&quot;)&amp;IF((SUM([.K5:.N5])=0)          AND          ([.O5]&gt;0);&quot;'&quot;&amp;[.J5]&amp;&quot;', &quot;;&quot;&quot;)&amp;IF((SUM([.K6:.N6])=0)          AND          ([.O6]&gt;0);&quot;'&quot;&amp;[.J6]&amp;&quot;', &quot;;&quot;&quot;)&amp;IF((SUM([.K7:.N7])=0)          AND          ([.O7]&gt;0);&quot;'&quot;&amp;[.J7]&amp;&quot;', &quot;;&quot;&quot;)&amp;IF((SUM([.K8:.N8])=0)          AND          ([.O8]&gt;0);&quot;'&quot;&amp;[.J8]&amp;&quot;', &quot;;&quot;&quot;)&amp;IF((SUM([.K9:.N9])=0)          AND          ([.O9]&gt;0);&quot;'&quot;&amp;[.J9]&amp;&quot;', &quot;;&quot;&quot;)&amp;IF((SUM([.K10:.N10])=0)          AND          ([.O10]&gt;0);&quot;'&quot;&amp;[.J10]&amp;&quot;', &quot;;&quot;&quot;)&amp;IF((SUM([.K11:.N11])=0)          AND          ([.O11]&gt;0);&quot;'&quot;&amp;[.J11]&amp;&quot;', &quot;;&quot;&quot;)&amp;IF((SUM([.K12:.N12])=0)          AND          ([.O12]&gt;0);&quot;'&quot;&amp;[.J12]&amp;&quot;', &quot;;&quot;&quot;)&amp;IF((SUM([.K13:.N13])=0)          AND          ([.O13]&gt;0);&quot;'&quot;&amp;[.J13]&amp;&quot;', &quot;;&quot;&quot;)&amp;IF((SUM([.K14:.N14])=0)          AND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AND          ([.P3]&gt;0);&quot;'&quot;&amp;[.J3]&amp;&quot;', &quot;;&quot;&quot;)&amp;IF((SUM([.K4:.O4])=0)          AND          ([.P4]&gt;0);&quot;'&quot;&amp;[.J4]&amp;&quot;', &quot;;&quot;&quot;)&amp;IF((SUM([.K5:.O5])=0)          AND          ([.P5]&gt;0);&quot;'&quot;&amp;[.J5]&amp;&quot;', &quot;;&quot;&quot;)&amp;IF((SUM([.K6:.O6])=0)          AND          ([.P6]&gt;0);&quot;'&quot;&amp;[.J6]&amp;&quot;', &quot;;&quot;&quot;)&amp;IF((SUM([.K7:.O7])=0)          AND          ([.P7]&gt;0);&quot;'&quot;&amp;[.J7]&amp;&quot;', &quot;;&quot;&quot;)&amp;IF((SUM([.K8:.O8])=0)          AND          ([.P8]&gt;0);&quot;'&quot;&amp;[.J8]&amp;&quot;', &quot;;&quot;&quot;)&amp;IF((SUM([.K9:.O9])=0)          AND          ([.P9]&gt;0);&quot;'&quot;&amp;[.J9]&amp;&quot;', &quot;;&quot;&quot;)&amp;IF((SUM([.K10:.O10])=0)          AND          ([.P10]&gt;0);&quot;'&quot;&amp;[.J10]&amp;&quot;', &quot;;&quot;&quot;)&amp;IF((SUM([.K11:.O11])=0)          AND          ([.P11]&gt;0);&quot;'&quot;&amp;[.J11]&amp;&quot;', &quot;;&quot;&quot;)&amp;IF((SUM([.K12:.O12])=0)          AND          ([.P12]&gt;0);&quot;'&quot;&amp;[.J12]&amp;&quot;', &quot;;&quot;&quot;)&amp;IF((SUM([.K13:.O13])=0)          AND          ([.P13]&gt;0);&quot;'&quot;&amp;[.J13]&amp;&quot;', &quot;;&quot;&quot;)&amp;IF((SUM([.K14:.O14])=0)          AND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AND          ([.Q3]&gt;0);&quot;'&quot;&amp;[.J3]&amp;&quot;', &quot;;&quot;&quot;)&amp;IF((SUM([.K4:.P4])=0)          AND          ([.Q4]&gt;0);&quot;'&quot;&amp;[.J4]&amp;&quot;', &quot;;&quot;&quot;)&amp;IF((SUM([.K5:.P5])=0)          AND          ([.Q5]&gt;0);&quot;'&quot;&amp;[.J5]&amp;&quot;', &quot;;&quot;&quot;)&amp;IF((SUM([.K6:.P6])=0)          AND          ([.Q6]&gt;0);&quot;'&quot;&amp;[.J6]&amp;&quot;', &quot;;&quot;&quot;)&amp;IF((SUM([.K7:.P7])=0)          AND          ([.Q7]&gt;0);&quot;'&quot;&amp;[.J7]&amp;&quot;', &quot;;&quot;&quot;)&amp;IF((SUM([.K8:.P8])=0)          AND          ([.Q8]&gt;0);&quot;'&quot;&amp;[.J8]&amp;&quot;', &quot;;&quot;&quot;)&amp;IF((SUM([.K9:.P9])=0)          AND          ([.Q9]&gt;0);&quot;'&quot;&amp;[.J9]&amp;&quot;', &quot;;&quot;&quot;)&amp;IF((SUM([.K10:.P10])=0)          AND          ([.Q10]&gt;0);&quot;'&quot;&amp;[.J10]&amp;&quot;', &quot;;&quot;&quot;)&amp;IF((SUM([.K11:.P11])=0)          AND          ([.Q11]&gt;0);&quot;'&quot;&amp;[.J11]&amp;&quot;', &quot;;&quot;&quot;)&amp;IF((SUM([.K12:.P12])=0)          AND          ([.Q12]&gt;0);&quot;'&quot;&amp;[.J12]&amp;&quot;', &quot;;&quot;&quot;)&amp;IF((SUM([.K13:.P13])=0)          AND          ([.Q13]&gt;0);&quot;'&quot;&amp;[.J13]&amp;&quot;', &quot;;&quot;&quot;)&amp;IF((SUM([.K14:.P14])=0)          AND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AND          ([.R3]&gt;0);&quot;'&quot;&amp;[.J3]&amp;&quot;', &quot;;&quot;&quot;)&amp;IF((SUM([.K4:.Q4])=0)          AND          ([.R4]&gt;0);&quot;'&quot;&amp;[.J4]&amp;&quot;', &quot;;&quot;&quot;)&amp;IF((SUM([.K5:.Q5])=0)          AND          ([.R5]&gt;0);&quot;'&quot;&amp;[.J5]&amp;&quot;', &quot;;&quot;&quot;)&amp;IF((SUM([.K6:.Q6])=0)          AND          ([.R6]&gt;0);&quot;'&quot;&amp;[.J6]&amp;&quot;', &quot;;&quot;&quot;)&amp;IF((SUM([.K7:.Q7])=0)          AND          ([.R7]&gt;0);&quot;'&quot;&amp;[.J7]&amp;&quot;', &quot;;&quot;&quot;)&amp;IF((SUM([.K8:.Q8])=0)          AND          ([.R8]&gt;0);&quot;'&quot;&amp;[.J8]&amp;&quot;', &quot;;&quot;&quot;)&amp;IF((SUM([.K9:.Q9])=0)          AND          ([.R9]&gt;0);&quot;'&quot;&amp;[.J9]&amp;&quot;', &quot;;&quot;&quot;)&amp;IF((SUM([.K10:.Q10])=0)          AND          ([.R10]&gt;0);&quot;'&quot;&amp;[.J10]&amp;&quot;', &quot;;&quot;&quot;)&amp;IF((SUM([.K11:.Q11])=0)          AND          ([.R11]&gt;0);&quot;'&quot;&amp;[.J11]&amp;&quot;', &quot;;&quot;&quot;)&amp;IF((SUM([.K12:.Q12])=0)          AND          ([.R12]&gt;0);&quot;'&quot;&amp;[.J12]&amp;&quot;', &quot;;&quot;&quot;)&amp;IF((SUM([.K13:.Q13])=0)          AND          ([.R13]&gt;0);&quot;'&quot;&amp;[.J13]&amp;&quot;', &quot;;&quot;&quot;)&amp;IF((SUM([.K14:.Q14])=0)          AND          ([.R14]&gt;0);&quot;'&quot;&amp;[.J14]&amp;&quot;', &quot;;&quot;&quot;)">
            <text:p/>
          </table:table-cell>
          <table:table-cell table:style-name="ce81" table:formula="oooc:=IF((SUM([.K3:.R3])=0)          AND          ([.S3]&gt;0);&quot;'&quot;&amp;[.J3]&amp;&quot;', &quot;;&quot;&quot;)&amp;IF((SUM([.K4:.R4])=0)          AND          ([.S4]&gt;0);&quot;'&quot;&amp;[.J4]&amp;&quot;', &quot;;&quot;&quot;)&amp;IF((SUM([.K5:.R5])=0)          AND          ([.S5]&gt;0);&quot;'&quot;&amp;[.J5]&amp;&quot;', &quot;;&quot;&quot;)&amp;IF((SUM([.K6:.R6])=0)          AND          ([.S6]&gt;0);&quot;'&quot;&amp;[.J6]&amp;&quot;', &quot;;&quot;&quot;)&amp;IF((SUM([.K7:.R7])=0)          AND          ([.S7]&gt;0);&quot;'&quot;&amp;[.J7]&amp;&quot;', &quot;;&quot;&quot;)&amp;IF((SUM([.K8:.R8])=0)          AND          ([.S8]&gt;0);&quot;'&quot;&amp;[.J8]&amp;&quot;', &quot;;&quot;&quot;)&amp;IF((SUM([.K9:.R9])=0)          AND          ([.S9]&gt;0);&quot;'&quot;&amp;[.J9]&amp;&quot;', &quot;;&quot;&quot;)&amp;IF((SUM([.K10:.R10])=0)          AND          ([.S10]&gt;0);&quot;'&quot;&amp;[.J10]&amp;&quot;', &quot;;&quot;&quot;)&amp;IF((SUM([.K11:.R11])=0)          AND          ([.S11]&gt;0);&quot;'&quot;&amp;[.J11]&amp;&quot;', &quot;;&quot;&quot;)&amp;IF((SUM([.K12:.R12])=0)          AND          ([.S12]&gt;0);&quot;'&quot;&amp;[.J12]&amp;&quot;', &quot;;&quot;&quot;)&amp;IF((SUM([.K13:.R13])=0)          AND          ([.S13]&gt;0);&quot;'&quot;&amp;[.J13]&amp;&quot;', &quot;;&quot;&quot;)&amp;IF((SUM([.K14:.R14])=0)          AND          ([.S14]&gt;0);&quot;'&quot;&amp;[.J14]&amp;&quot;', &quot;;&quot;&quot;)">
            <text:p/>
          </table:table-cell>
          <table:table-cell table:style-name="ce81" table:formula="oooc:=IF((SUM([.K3:.S3])=0)          AND          ([.T3]&gt;0);&quot;'&quot;&amp;[.J3]&amp;&quot;', &quot;;&quot;&quot;)&amp;IF((SUM([.K4:.S4])=0)          AND          ([.T4]&gt;0);&quot;'&quot;&amp;[.J4]&amp;&quot;', &quot;;&quot;&quot;)&amp;IF((SUM([.K5:.S5])=0)          AND          ([.T5]&gt;0);&quot;'&quot;&amp;[.J5]&amp;&quot;', &quot;;&quot;&quot;)&amp;IF((SUM([.K6:.S6])=0)          AND          ([.T6]&gt;0);&quot;'&quot;&amp;[.J6]&amp;&quot;', &quot;;&quot;&quot;)&amp;IF((SUM([.K7:.S7])=0)          AND          ([.T7]&gt;0);&quot;'&quot;&amp;[.J7]&amp;&quot;', &quot;;&quot;&quot;)&amp;IF((SUM([.K8:.S8])=0)          AND          ([.T8]&gt;0);&quot;'&quot;&amp;[.J8]&amp;&quot;', &quot;;&quot;&quot;)&amp;IF((SUM([.K9:.S9])=0)          AND          ([.T9]&gt;0);&quot;'&quot;&amp;[.J9]&amp;&quot;', &quot;;&quot;&quot;)&amp;IF((SUM([.K10:.S10])=0)          AND          ([.T10]&gt;0);&quot;'&quot;&amp;[.J10]&amp;&quot;', &quot;;&quot;&quot;)&amp;IF((SUM([.K11:.S11])=0)          AND          ([.T11]&gt;0);&quot;'&quot;&amp;[.J11]&amp;&quot;', &quot;;&quot;&quot;)&amp;IF((SUM([.K12:.S12])=0)          AND          ([.T12]&gt;0);&quot;'&quot;&amp;[.J12]&amp;&quot;', &quot;;&quot;&quot;)&amp;IF((SUM([.K13:.S13])=0)          AND          ([.T13]&gt;0);&quot;'&quot;&amp;[.J13]&amp;&quot;', &quot;;&quot;&quot;)&amp;IF((SUM([.K14:.S14])=0)          AND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7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ce176" table:formula="oooc:=INT(([.D50]+9)/10)&amp;&quot;-&quot;&amp;(MOD([.D50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ce176" table:formula="oooc:=INT(([.D51]+9)/10)&amp;&quot;-&quot;&amp;(MOD([.D51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ce176" table:formula="oooc:=INT(([.D52]+9)/10)&amp;&quot;-&quot;&amp;(MOD([.D52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ce176" table:formula="oooc:=INT(([.D53]+9)/10)&amp;&quot;-&quot;&amp;(MOD([.D53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ce176" table:formula="oooc:=INT(([.D54]+9)/10)&amp;&quot;-&quot;&amp;(MOD([.D54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ce176" table:formula="oooc:=INT(([.D55]+9)/10)&amp;&quot;-&quot;&amp;(MOD([.D55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ce176" table:formula="oooc:=INT(([.D56]+9)/10)&amp;&quot;-&quot;&amp;(MOD([.D56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ce176" table:formula="oooc:=INT(([.D57]+9)/10)&amp;&quot;-&quot;&amp;(MOD([.D57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ce176" table:formula="oooc:=INT(([.D58]+9)/10)&amp;&quot;-&quot;&amp;(MOD([.D58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ce176" table:formula="oooc:=INT(([.D59]+9)/10)&amp;&quot;-&quot;&amp;(MOD([.D59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02" y = "3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ce176" table:formula="oooc:=INT(([.D77]+9)/10)&amp;&quot;-&quot;&amp;(MOD([.D77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ce176" table:formula="oooc:=INT(([.D78]+9)/10)&amp;&quot;-&quot;&amp;(MOD([.D78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ce176" table:formula="oooc:=INT(([.D79]+9)/10)&amp;&quot;-&quot;&amp;(MOD([.D79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ce176" table:formula="oooc:=INT(([.D80]+9)/10)&amp;&quot;-&quot;&amp;(MOD([.D80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ce176" table:formula="oooc:=INT(([.D81]+9)/10)&amp;&quot;-&quot;&amp;(MOD([.D81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ce176" table:formula="oooc:=INT(([.D82]+9)/10)&amp;&quot;-&quot;&amp;(MOD([.D82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ce176" table:formula="oooc:=INT(([.D83]+9)/10)&amp;&quot;-&quot;&amp;(MOD([.D83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ce176" table:formula="oooc:=INT(([.D84]+9)/10)&amp;&quot;-&quot;&amp;(MOD([.D84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ce176" table:formula="oooc:=INT(([.D85]+9)/10)&amp;&quot;-&quot;&amp;(MOD([.D85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ce176" table:formula="oooc:=INT(([.D86]+9)/10)&amp;&quot;-&quot;&amp;(MOD([.D86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40" y = "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ce176" table:formula="oooc:=INT(([.D104]+9)/10)&amp;&quot;-&quot;&amp;(MOD([.D104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ce176" table:formula="oooc:=INT(([.D105]+9)/10)&amp;&quot;-&quot;&amp;(MOD([.D105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ce176" table:formula="oooc:=INT(([.D106]+9)/10)&amp;&quot;-&quot;&amp;(MOD([.D106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ce176" table:formula="oooc:=INT(([.D107]+9)/10)&amp;&quot;-&quot;&amp;(MOD([.D107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ce176" table:formula="oooc:=INT(([.D108]+9)/10)&amp;&quot;-&quot;&amp;(MOD([.D108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ce176" table:formula="oooc:=INT(([.D109]+9)/10)&amp;&quot;-&quot;&amp;(MOD([.D109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ce176" table:formula="oooc:=INT(([.D110]+9)/10)&amp;&quot;-&quot;&amp;(MOD([.D110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ce176" table:formula="oooc:=INT(([.D111]+9)/10)&amp;&quot;-&quot;&amp;(MOD([.D111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ce176" table:formula="oooc:=INT(([.D112]+9)/10)&amp;&quot;-&quot;&amp;(MOD([.D112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ce176" table:formula="oooc:=INT(([.D113]+9)/10)&amp;&quot;-&quot;&amp;(MOD([.D113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10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ce176" table:formula="oooc:=INT(([.D131]+9)/10)&amp;&quot;-&quot;&amp;(MOD([.D131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ce176" table:formula="oooc:=INT(([.D132]+9)/10)&amp;&quot;-&quot;&amp;(MOD([.D132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ce176" table:formula="oooc:=INT(([.D133]+9)/10)&amp;&quot;-&quot;&amp;(MOD([.D133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ce176" table:formula="oooc:=INT(([.D134]+9)/10)&amp;&quot;-&quot;&amp;(MOD([.D134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ce176" table:formula="oooc:=INT(([.D135]+9)/10)&amp;&quot;-&quot;&amp;(MOD([.D135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ce176" table:formula="oooc:=INT(([.D136]+9)/10)&amp;&quot;-&quot;&amp;(MOD([.D136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ce176" table:formula="oooc:=INT(([.D137]+9)/10)&amp;&quot;-&quot;&amp;(MOD([.D137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ce176" table:formula="oooc:=INT(([.D138]+9)/10)&amp;&quot;-&quot;&amp;(MOD([.D138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ce176" table:formula="oooc:=INT(([.D139]+9)/10)&amp;&quot;-&quot;&amp;(MOD([.D139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ce176" table:formula="oooc:=INT(([.D140]+9)/10)&amp;&quot;-&quot;&amp;(MOD([.D140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83" y = "5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6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3" table:default-cell-style-name="ce120"/>
        <table:table-column table:style-name="co23" table:number-columns-repeated="5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5.07.2007</text:date>, <text:time>16:21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5T16:21:05</dc:date>
    <dc:language>ru-RU</dc:language>
    <meta:editing-cycles>467</meta:editing-cycles>
    <meta:editing-duration>P10DT16H32M25S</meta:editing-duration>
    <meta:user-defined meta:name="Info 1"/>
    <meta:user-defined meta:name="Info 2"/>
    <meta:user-defined meta:name="Info 3"/>
    <meta:user-defined meta:name="Info 4"/>
    <meta:document-statistic meta:table-count="17" meta:cell-count="106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